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 svg:font-family="" style:font-family-generic="roman"/>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ucida Sans" svg:font-family="'Lucida Sans'" style:font-family-generic="moder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modern" style:font-pitch="variable"/>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Arial, sans-serif"/>
  </office:font-face-decls>
  <office:automatic-styles>
    <style:style style:name="Таблица1" style:family="table">
      <style:table-properties style:width="17cm" table:align="left"/>
    </style:style>
    <style:style style:name="Таблица1.A" style:family="table-column">
      <style:table-column-properties style:column-width="2.103cm"/>
    </style:style>
    <style:style style:name="Таблица1.B" style:family="table-column">
      <style:table-column-properties style:column-width="2.581cm"/>
    </style:style>
    <style:style style:name="Таблица1.C" style:family="table-column">
      <style:table-column-properties style:column-width="2.455cm"/>
    </style:style>
    <style:style style:name="Таблица1.D" style:family="table-column">
      <style:table-column-properties style:column-width="2.981cm"/>
    </style:style>
    <style:style style:name="Таблица1.E" style:family="table-column">
      <style:table-column-properties style:column-width="1.677cm"/>
    </style:style>
    <style:style style:name="Таблица1.F" style:family="table-column">
      <style:table-column-properties style:column-width="2.536cm"/>
    </style:style>
    <style:style style:name="Таблица1.G" style:family="table-column">
      <style:table-column-properties style:column-width="1.166cm"/>
    </style:style>
    <style:style style:name="Таблица1.H" style:family="table-column">
      <style:table-column-properties style:column-width="1.501cm"/>
    </style:style>
    <style:style style:name="Таблица1.A1" style:family="table-cell">
      <style:table-cell-properties style:vertical-align="middle" fo:background-color="#ddeeff" fo:padding-left="0cm" fo:padding-right="0.049cm" fo:padding-top="0.049cm" fo:padding-bottom="0cm" fo:border-left="none" fo:border-right="0.05pt solid #e1e1e1" fo:border-top="0.05pt solid #e1e1e1" fo:border-bottom="none">
        <style:background-image/>
      </style:table-cell-properties>
    </style:style>
    <style:style style:name="Таблица1.H1" style:family="table-cell">
      <style:table-cell-properties style:vertical-align="middle" fo:background-color="#ddeeff" fo:padding-left="0cm" fo:padding-right="0cm" fo:padding-top="0.049cm" fo:padding-bottom="0cm" fo:border-left="none" fo:border-right="none" fo:border-top="0.05pt solid #e1e1e1" fo:border-bottom="none">
        <style:background-image/>
      </style:table-cell-properties>
    </style:style>
    <style:style style:name="Таблица2" style:family="table">
      <style:table-properties style:width="17cm" table:align="left"/>
    </style:style>
    <style:style style:name="Таблица2.A" style:family="table-column">
      <style:table-column-properties style:column-width="2.103cm"/>
    </style:style>
    <style:style style:name="Таблица2.B" style:family="table-column">
      <style:table-column-properties style:column-width="2.667cm"/>
    </style:style>
    <style:style style:name="Таблица2.C" style:family="table-column">
      <style:table-column-properties style:column-width="2.455cm"/>
    </style:style>
    <style:style style:name="Таблица2.D" style:family="table-column">
      <style:table-column-properties style:column-width="2.217cm"/>
    </style:style>
    <style:style style:name="Таблица2.E" style:family="table-column">
      <style:table-column-properties style:column-width="2.23cm"/>
    </style:style>
    <style:style style:name="Таблица2.F" style:family="table-column">
      <style:table-column-properties style:column-width="2.66cm"/>
    </style:style>
    <style:style style:name="Таблица2.G" style:family="table-column">
      <style:table-column-properties style:column-width="1.166cm"/>
    </style:style>
    <style:style style:name="Таблица2.H" style:family="table-column">
      <style:table-column-properties style:column-width="1.503cm"/>
    </style:style>
    <style:style style:name="Таблица2.A1" style:family="table-cell">
      <style:table-cell-properties style:vertical-align="middle" fo:background-color="#f8f8f8" fo:padding-left="0cm" fo:padding-right="0.049cm" fo:padding-top="0.049cm" fo:padding-bottom="0cm" fo:border-left="none" fo:border-right="0.05pt solid #e1e1e1" fo:border-top="0.05pt solid #e1e1e1" fo:border-bottom="none">
        <style:background-image/>
      </style:table-cell-properties>
    </style:style>
    <style:style style:name="Таблица2.H1" style:family="table-cell">
      <style:table-cell-properties style:vertical-align="middle" fo:background-color="#f8f8f8" fo:padding-left="0cm" fo:padding-right="0cm" fo:padding-top="0.049cm" fo:padding-bottom="0cm" fo:border-left="none" fo:border-right="none" fo:border-top="0.05pt solid #e1e1e1" fo:border-bottom="none">
        <style:background-image/>
      </style:table-cell-properties>
    </style:style>
    <style:style style:name="Таблица3" style:family="table">
      <style:table-properties style:width="17cm" table:align="left"/>
    </style:style>
    <style:style style:name="Таблица3.A" style:family="table-column">
      <style:table-column-properties style:column-width="2.103cm"/>
    </style:style>
    <style:style style:name="Таблица3.B" style:family="table-column">
      <style:table-column-properties style:column-width="2.499cm"/>
    </style:style>
    <style:style style:name="Таблица3.C" style:family="table-column">
      <style:table-column-properties style:column-width="2.455cm"/>
    </style:style>
    <style:style style:name="Таблица3.D" style:family="table-column">
      <style:table-column-properties style:column-width="3.254cm"/>
    </style:style>
    <style:style style:name="Таблица3.E" style:family="table-column">
      <style:table-column-properties style:column-width="1.901cm"/>
    </style:style>
    <style:style style:name="Таблица3.F" style:family="table-column">
      <style:table-column-properties style:column-width="2.422cm"/>
    </style:style>
    <style:style style:name="Таблица3.G" style:family="table-column">
      <style:table-column-properties style:column-width="1.032cm"/>
    </style:style>
    <style:style style:name="Таблица3.H" style:family="table-column">
      <style:table-column-properties style:column-width="1.334cm"/>
    </style:style>
    <style:style style:name="Таблица3.A1" style:family="table-cell">
      <style:table-cell-properties style:vertical-align="middle" fo:background-color="#f8f8f8" fo:padding-left="0cm" fo:padding-right="0.049cm" fo:padding-top="0.049cm" fo:padding-bottom="0cm" fo:border-left="none" fo:border-right="0.05pt solid #e1e1e1" fo:border-top="0.05pt solid #e1e1e1" fo:border-bottom="none">
        <style:background-image/>
      </style:table-cell-properties>
    </style:style>
    <style:style style:name="Таблица3.H1" style:family="table-cell">
      <style:table-cell-properties style:vertical-align="middle" fo:background-color="#f8f8f8" fo:padding-left="0cm" fo:padding-right="0cm" fo:padding-top="0.049cm" fo:padding-bottom="0cm" fo:border-left="none" fo:border-right="none" fo:border-top="0.05pt solid #e1e1e1" fo:border-bottom="none">
        <style:background-image/>
      </style:table-cell-properties>
    </style:style>
    <style:style style:name="Таблица4" style:family="table">
      <style:table-properties style:width="17cm" table:align="left"/>
    </style:style>
    <style:style style:name="Таблица4.A" style:family="table-column">
      <style:table-column-properties style:column-width="2.103cm"/>
    </style:style>
    <style:style style:name="Таблица4.B" style:family="table-column">
      <style:table-column-properties style:column-width="2.533cm"/>
    </style:style>
    <style:style style:name="Таблица4.C" style:family="table-column">
      <style:table-column-properties style:column-width="2.455cm"/>
    </style:style>
    <style:style style:name="Таблица4.D" style:family="table-column">
      <style:table-column-properties style:column-width="2.596cm"/>
    </style:style>
    <style:style style:name="Таблица4.E" style:family="table-column">
      <style:table-column-properties style:column-width="1.967cm"/>
    </style:style>
    <style:style style:name="Таблица4.F" style:family="table-column">
      <style:table-column-properties style:column-width="2.468cm"/>
    </style:style>
    <style:style style:name="Таблица4.G" style:family="table-column">
      <style:table-column-properties style:column-width="1.378cm"/>
    </style:style>
    <style:style style:name="Таблица4.H" style:family="table-column">
      <style:table-column-properties style:column-width="1.501cm"/>
    </style:style>
    <style:style style:name="Таблица4.A1" style:family="table-cell">
      <style:table-cell-properties style:vertical-align="middle" fo:background-color="#ddeeff" fo:padding-left="0cm" fo:padding-right="0.049cm" fo:padding-top="0.049cm" fo:padding-bottom="0cm" fo:border-left="none" fo:border-right="0.05pt solid #e1e1e1" fo:border-top="0.05pt solid #e1e1e1" fo:border-bottom="none">
        <style:background-image/>
      </style:table-cell-properties>
    </style:style>
    <style:style style:name="Таблица4.H1" style:family="table-cell">
      <style:table-cell-properties style:vertical-align="middle" fo:background-color="#ddeeff" fo:padding-left="0cm" fo:padding-right="0cm" fo:padding-top="0.049cm" fo:padding-bottom="0cm" fo:border-left="none" fo:border-right="none" fo:border-top="0.05pt solid #e1e1e1" fo:border-bottom="none">
        <style:background-image/>
      </style:table-cell-properties>
    </style:style>
    <style:style style:name="Таблица5" style:family="table">
      <style:table-properties style:width="17cm" table:align="left"/>
    </style:style>
    <style:style style:name="Таблица5.A" style:family="table-column">
      <style:table-column-properties style:column-width="2.103cm"/>
    </style:style>
    <style:style style:name="Таблица5.B" style:family="table-column">
      <style:table-column-properties style:column-width="2.36cm"/>
    </style:style>
    <style:style style:name="Таблица5.C" style:family="table-column">
      <style:table-column-properties style:column-width="2.455cm"/>
    </style:style>
    <style:style style:name="Таблица5.D" style:family="table-column">
      <style:table-column-properties style:column-width="3.99cm"/>
    </style:style>
    <style:style style:name="Таблица5.E" style:family="table-column">
      <style:table-column-properties style:column-width="1.628cm"/>
    </style:style>
    <style:style style:name="Таблица5.F" style:family="table-column">
      <style:table-column-properties style:column-width="2.223cm"/>
    </style:style>
    <style:style style:name="Таблица5.G" style:family="table-column">
      <style:table-column-properties style:column-width="1.166cm"/>
    </style:style>
    <style:style style:name="Таблица5.H" style:family="table-column">
      <style:table-column-properties style:column-width="1.076cm"/>
    </style:style>
    <style:style style:name="Таблица5.A1" style:family="table-cell">
      <style:table-cell-properties style:vertical-align="middle" fo:background-color="#f8f8f8" fo:padding-left="0cm" fo:padding-right="0.049cm" fo:padding-top="0.049cm" fo:padding-bottom="0cm" fo:border-left="none" fo:border-right="0.05pt solid #e1e1e1" fo:border-top="0.05pt solid #e1e1e1" fo:border-bottom="none">
        <style:background-image/>
      </style:table-cell-properties>
    </style:style>
    <style:style style:name="Таблица5.H1" style:family="table-cell">
      <style:table-cell-properties style:vertical-align="middle" fo:background-color="#f8f8f8" fo:padding-left="0cm" fo:padding-right="0cm" fo:padding-top="0.049cm" fo:padding-bottom="0cm" fo:border-left="none" fo:border-right="none" fo:border-top="0.05pt solid #e1e1e1" fo:border-bottom="none">
        <style:background-image/>
      </style:table-cell-properties>
    </style:style>
    <style:style style:name="Таблица6" style:family="table">
      <style:table-properties style:width="17cm" table:align="left"/>
    </style:style>
    <style:style style:name="Таблица6.A" style:family="table-column">
      <style:table-column-properties style:column-width="2.103cm"/>
    </style:style>
    <style:style style:name="Таблица6.B" style:family="table-column">
      <style:table-column-properties style:column-width="2.468cm"/>
    </style:style>
    <style:style style:name="Таблица6.C" style:family="table-column">
      <style:table-column-properties style:column-width="2.455cm"/>
    </style:style>
    <style:style style:name="Таблица6.D" style:family="table-column">
      <style:table-column-properties style:column-width="3.5cm"/>
    </style:style>
    <style:style style:name="Таблица6.E" style:family="table-column">
      <style:table-column-properties style:column-width="1.849cm"/>
    </style:style>
    <style:style style:name="Таблица6.F" style:family="table-column">
      <style:table-column-properties style:column-width="2.383cm"/>
    </style:style>
    <style:style style:name="Таблица6.G" style:family="table-column">
      <style:table-column-properties style:column-width="1.166cm"/>
    </style:style>
    <style:style style:name="Таблица6.H" style:family="table-column">
      <style:table-column-properties style:column-width="1.078cm"/>
    </style:style>
    <style:style style:name="Таблица6.A1" style:family="table-cell">
      <style:table-cell-properties style:vertical-align="middle" fo:background-color="#f8f8f8" fo:padding-left="0cm" fo:padding-right="0.049cm" fo:padding-top="0.049cm" fo:padding-bottom="0cm" fo:border-left="none" fo:border-right="0.05pt solid #e1e1e1" fo:border-top="0.05pt solid #e1e1e1" fo:border-bottom="none">
        <style:background-image/>
      </style:table-cell-properties>
    </style:style>
    <style:style style:name="Таблица6.H1" style:family="table-cell">
      <style:table-cell-properties style:vertical-align="middle" fo:background-color="#f8f8f8" fo:padding-left="0cm" fo:padding-right="0cm" fo:padding-top="0.049cm" fo:padding-bottom="0cm" fo:border-left="none" fo:border-right="none" fo:border-top="0.05pt solid #e1e1e1" fo:border-bottom="none">
        <style:background-image/>
      </style:table-cell-properties>
    </style:style>
    <style:style style:name="Таблица7" style:family="table">
      <style:table-properties style:width="17cm" table:align="left"/>
    </style:style>
    <style:style style:name="Таблица7.A" style:family="table-column">
      <style:table-column-properties style:column-width="2.103cm"/>
    </style:style>
    <style:style style:name="Таблица7.B" style:family="table-column">
      <style:table-column-properties style:column-width="2.494cm"/>
    </style:style>
    <style:style style:name="Таблица7.C" style:family="table-column">
      <style:table-column-properties style:column-width="2.455cm"/>
    </style:style>
    <style:style style:name="Таблица7.D" style:family="table-column">
      <style:table-column-properties style:column-width="2.552cm"/>
    </style:style>
    <style:style style:name="Таблица7.E" style:family="table-column">
      <style:table-column-properties style:column-width="1.893cm"/>
    </style:style>
    <style:style style:name="Таблица7.F" style:family="table-column">
      <style:table-column-properties style:column-width="2.415cm"/>
    </style:style>
    <style:style style:name="Таблица7.G" style:family="table-column">
      <style:table-column-properties style:column-width="1.378cm"/>
    </style:style>
    <style:style style:name="Таблица7.H" style:family="table-column">
      <style:table-column-properties style:column-width="1.711cm"/>
    </style:style>
    <style:style style:name="Таблица7.A1" style:family="table-cell">
      <style:table-cell-properties style:vertical-align="middle" fo:background-color="#ddeeff" fo:padding-left="0cm" fo:padding-right="0.049cm" fo:padding-top="0.049cm" fo:padding-bottom="0cm" fo:border-left="none" fo:border-right="0.05pt solid #e1e1e1" fo:border-top="0.05pt solid #e1e1e1" fo:border-bottom="none">
        <style:background-image/>
      </style:table-cell-properties>
    </style:style>
    <style:style style:name="Таблица7.H1" style:family="table-cell">
      <style:table-cell-properties style:vertical-align="middle" fo:background-color="#ddeeff" fo:padding-left="0cm" fo:padding-right="0cm" fo:padding-top="0.049cm" fo:padding-bottom="0cm" fo:border-left="none" fo:border-right="none" fo:border-top="0.05pt solid #e1e1e1" fo:border-bottom="none">
        <style:background-image/>
      </style:table-cell-properties>
    </style:style>
    <style:style style:name="P1" style:family="paragraph" style:parent-style-name="Standard">
      <style:paragraph-properties fo:margin-top="0cm" fo:margin-bottom="0cm" style:contextual-spacing="false" fo:text-align="center" style:justify-single-word="false" style:writing-mode="lr-tb"/>
      <style:text-properties style:font-name="Times New Roman" fo:font-size="14pt" fo:language="zxx" fo:country="none" officeooo:paragraph-rsid="000765c1" style:font-name-asian="Times New Roman1" style:font-size-asian="14pt" style:language-asian="zxx" style:country-asian="none" style:font-name-complex="Times New Roman1" style:font-size-complex="12pt" style:language-complex="zxx" style:country-complex="none"/>
    </style:style>
    <style:style style:name="P2" style:family="paragraph" style:parent-style-name="Standard">
      <style:paragraph-properties fo:margin-top="0cm" fo:margin-bottom="0cm" style:contextual-spacing="false" fo:line-height="100%" fo:text-align="center" style:justify-single-word="false"/>
      <style:text-properties style:font-name="Times New Roman" fo:font-size="14pt" fo:language="zxx" fo:country="none" officeooo:paragraph-rsid="000765c1" style:font-name-asian="Times New Roman1" style:font-size-asian="14pt" style:language-asian="zxx" style:country-asian="none" style:font-name-complex="Times New Roman1" style:font-size-complex="12pt" style:language-complex="zxx" style:country-complex="none"/>
    </style:style>
    <style:style style:name="P3" style:family="paragraph" style:parent-style-name="Standard">
      <style:paragraph-properties fo:margin-left="0cm" fo:margin-right="0cm" fo:margin-top="0cm" fo:margin-bottom="0cm" style:contextual-spacing="false" fo:text-align="start" style:justify-single-word="false" fo:text-indent="9.001cm" style:auto-text-indent="false" style:writing-mode="lr-tb"/>
      <style:text-properties style:font-name="Times New Roman" fo:font-size="14pt" fo:language="zxx" fo:country="none" officeooo:paragraph-rsid="000765c1" style:font-name-asian="Times New Roman1" style:font-size-asian="14pt" style:language-asian="zxx" style:country-asian="none" style:font-name-complex="Times New Roman1" style:font-size-complex="12pt" style:language-complex="zxx" style:country-complex="none"/>
    </style:style>
    <style:style style:name="P4"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officeooo:paragraph-rsid="000765c1" style:font-name-asian="Times New Roman1" style:font-size-asian="14pt" style:language-asian="zxx" style:country-asian="none" style:font-name-complex="Times New Roman1" style:font-size-complex="12pt" style:language-complex="zxx" style:country-complex="none"/>
    </style:style>
    <style:style style:name="P5"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fo:font-weight="bold" officeooo:paragraph-rsid="000765c1"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6"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fo:font-weight="normal" officeooo:paragraph-rsid="000765c1"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7"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normal" officeooo:rsid="000930df" officeooo:paragraph-rsid="000930df"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8" style:family="paragraph" style:parent-style-name="Standard">
      <style:paragraph-properties fo:margin-top="0cm" fo:margin-bottom="0cm" style:contextual-spacing="false" fo:text-align="center" style:justify-single-word="false" style:writing-mode="lr-tb"/>
      <style:text-properties style:font-name="Times New Roman" fo:font-size="12pt" fo:language="zxx" fo:country="none" officeooo:paragraph-rsid="000765c1" style:font-name-asian="Times New Roman1" style:font-size-asian="12pt" style:language-asian="zxx" style:country-asian="none" style:font-name-complex="Times New Roman1" style:font-size-complex="12pt" style:language-complex="zxx" style:country-complex="none"/>
    </style:style>
    <style:style style:name="P9" style:family="paragraph" style:parent-style-name="Standard">
      <style:paragraph-properties fo:margin-top="0cm" fo:margin-bottom="0cm" style:contextual-spacing="false" fo:text-align="start" style:justify-single-word="false" style:writing-mode="lr-tb"/>
      <style:text-properties style:font-name="Times New Roman" fo:font-size="12pt" fo:language="zxx" fo:country="none" officeooo:paragraph-rsid="000765c1" style:font-name-asian="Times New Roman1" style:font-size-asian="12pt" style:language-asian="zxx" style:country-asian="none" style:font-name-complex="Times New Roman1" style:font-size-complex="12pt" style:language-complex="zxx" style:country-complex="none"/>
    </style:style>
    <style:style style:name="P10" style:family="paragraph" style:parent-style-name="Standard">
      <style:paragraph-properties fo:margin-left="0cm" fo:margin-right="0cm" fo:margin-top="0cm" fo:margin-bottom="0cm" style:contextual-spacing="false" fo:text-align="start" style:justify-single-word="false" fo:text-indent="10.001cm" style:auto-text-indent="false" style:writing-mode="lr-tb"/>
      <style:text-properties style:font-name="Times New Roman" fo:font-size="12pt" fo:language="zxx" fo:country="none" officeooo:paragraph-rsid="000765c1" style:font-name-asian="Times New Roman1" style:font-size-asian="12pt" style:language-asian="zxx" style:country-asian="none" style:font-name-complex="Times New Roman1" style:font-size-complex="12pt" style:language-complex="zxx" style:country-complex="none"/>
    </style:style>
    <style:style style:name="P11" style:family="paragraph" style:parent-style-name="Standard">
      <style:paragraph-properties fo:margin-top="0cm" fo:margin-bottom="0cm" style:contextual-spacing="false" fo:text-align="center" style:justify-single-word="false" style:writing-mode="lr-tb"/>
      <style:text-properties style:font-name="Times New Roman" fo:font-size="12pt" fo:language="zxx" fo:country="none" fo:font-weight="bold" officeooo:paragraph-rsid="000765c1" style:font-name-asian="Times New Roman1" style:font-size-asian="12pt" style:language-asian="zxx" style:country-asian="none" style:font-weight-asian="bold" style:font-name-complex="Times New Roman1" style:font-size-complex="12pt" style:language-complex="zxx" style:country-complex="none"/>
    </style:style>
    <style:style style:name="P12" style:family="paragraph" style:parent-style-name="Standard">
      <style:paragraph-properties fo:margin-top="0cm" fo:margin-bottom="0cm" style:contextual-spacing="false" fo:text-align="center" style:justify-single-word="false" style:writing-mode="lr-tb"/>
      <style:text-properties fo:language="zxx" fo:country="none" officeooo:paragraph-rsid="000765c1" style:language-asian="zxx" style:country-asian="none" style:language-complex="zxx" style:country-complex="none"/>
    </style:style>
    <style:style style:name="P13"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officeooo:paragraph-rsid="000765c1" style:font-name-asian="Times New Roman1" style:font-size-asian="14pt" style:language-asian="zxx" style:country-asian="none" style:font-name-complex="Times New Roman1" style:font-size-complex="12pt" style:language-complex="zxx" style:country-complex="none"/>
    </style:style>
    <style:style style:name="P14"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fo:font-weight="bold" officeooo:paragraph-rsid="000765c1"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15"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fo:font-weight="normal" officeooo:paragraph-rsid="001d31ad"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16"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fo:font-weight="normal" officeooo:paragraph-rsid="001f2dae"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17"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fo:font-weight="normal" officeooo:paragraph-rsid="00201664"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18" style:family="paragraph" style:parent-style-name="Standard">
      <style:paragraph-properties fo:margin-top="0cm" fo:margin-bottom="0cm" style:contextual-spacing="false" fo:text-align="start" style:justify-single-word="false" style:writing-mode="lr-tb"/>
      <style:text-properties style:font-name="Times New Roman" fo:font-size="14pt" fo:language="zxx" fo:country="none" fo:font-weight="normal" officeooo:rsid="001f2dae" officeooo:paragraph-rsid="00201664"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19"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normal" officeooo:rsid="000930df" officeooo:paragraph-rsid="000930df"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20"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normal" officeooo:rsid="000930df" officeooo:paragraph-rsid="001d31ad"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21"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normal" officeooo:rsid="000930df" officeooo:paragraph-rsid="001f2dae"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22"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normal" officeooo:rsid="000cfc7d" officeooo:paragraph-rsid="000930df"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23"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normal" officeooo:rsid="000cfc7d" officeooo:paragraph-rsid="001d31ad"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24"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normal" officeooo:rsid="000cfc7d" officeooo:paragraph-rsid="001f2dae"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25"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normal" officeooo:rsid="00201664" officeooo:paragraph-rsid="00201664"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P26"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bold" officeooo:rsid="000930df" officeooo:paragraph-rsid="000930df"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27"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bold" officeooo:rsid="000930df" officeooo:paragraph-rsid="001d31ad"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28"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bold" officeooo:rsid="000930df" officeooo:paragraph-rsid="001f2dae"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29"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bold" officeooo:rsid="00201664" officeooo:paragraph-rsid="00201664"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30"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bold" officeooo:rsid="00201664" officeooo:paragraph-rsid="0021818a"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31"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bold" officeooo:rsid="0021818a" officeooo:paragraph-rsid="0021818a"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32"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bold" officeooo:rsid="00231d59" officeooo:paragraph-rsid="00231d59"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P33" style:family="paragraph" style:parent-style-name="Standard">
      <style:paragraph-properties fo:margin-top="0cm" fo:margin-bottom="0cm" style:contextual-spacing="false" fo:text-align="start" style:justify-single-word="false" style:writing-mode="lr-tb"/>
      <style:text-properties style:font-name="Times New Roman" fo:font-size="14pt" fo:language="ru" fo:country="RU" fo:font-weight="bold" officeooo:rsid="001f2dae" officeooo:paragraph-rsid="00201664"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34" style:family="paragraph" style:parent-style-name="Standard">
      <style:paragraph-properties fo:margin-top="0cm" fo:margin-bottom="0cm" style:contextual-spacing="false" fo:line-height="100%" fo:text-align="center" style:justify-single-word="false" style:writing-mode="lr-tb"/>
      <style:text-properties officeooo:paragraph-rsid="001d31ad"/>
    </style:style>
    <style:style style:name="P35" style:family="paragraph" style:parent-style-name="Standard">
      <style:paragraph-properties fo:margin-top="0cm" fo:margin-bottom="0cm" style:contextual-spacing="false" fo:text-align="start" style:justify-single-word="false" style:writing-mode="lr-tb"/>
      <style:text-properties officeooo:paragraph-rsid="001d31ad"/>
    </style:style>
    <style:style style:name="P36" style:family="paragraph" style:parent-style-name="Standard" style:list-style-name="L2">
      <style:paragraph-properties fo:margin-top="0cm" fo:margin-bottom="0cm" style:contextual-spacing="false" fo:text-align="start" style:justify-single-word="false" style:writing-mode="lr-tb"/>
      <style:text-properties officeooo:paragraph-rsid="001d31ad"/>
    </style:style>
    <style:style style:name="P37" style:family="paragraph" style:parent-style-name="Standard">
      <style:paragraph-properties fo:margin-top="0cm" fo:margin-bottom="0cm" style:contextual-spacing="false" fo:text-align="start" style:justify-single-word="false" style:writing-mode="lr-tb"/>
      <style:text-properties officeooo:paragraph-rsid="001f2dae"/>
    </style:style>
    <style:style style:name="P38" style:family="paragraph" style:parent-style-name="Standard">
      <style:paragraph-properties fo:margin-top="0cm" fo:margin-bottom="0cm" style:contextual-spacing="false" fo:text-align="start" style:justify-single-word="false" style:writing-mode="lr-tb"/>
      <style:text-properties officeooo:paragraph-rsid="00201664"/>
    </style:style>
    <style:style style:name="P39" style:family="paragraph" style:parent-style-name="Standard">
      <style:paragraph-properties fo:margin-top="0cm" fo:margin-bottom="0cm" style:contextual-spacing="false" fo:text-align="start" style:justify-single-word="false" style:writing-mode="lr-tb"/>
      <style:text-properties fo:font-size="14pt" officeooo:paragraph-rsid="001f2dae" style:font-size-asian="14pt" style:font-size-complex="14pt"/>
    </style:style>
    <style:style style:name="P40" style:family="paragraph" style:parent-style-name="Standard">
      <style:paragraph-properties fo:margin-top="0cm" fo:margin-bottom="0cm" style:contextual-spacing="false" fo:text-align="start" style:justify-single-word="false" style:writing-mode="lr-tb"/>
      <style:text-properties fo:font-size="14pt" officeooo:rsid="001f2dae" officeooo:paragraph-rsid="001f2dae" style:font-size-asian="14pt" style:font-size-complex="14pt"/>
    </style:style>
    <style:style style:name="P41" style:family="paragraph" style:parent-style-name="Standard">
      <style:paragraph-properties fo:margin-top="0cm" fo:margin-bottom="0cm" style:contextual-spacing="false" fo:text-align="start" style:justify-single-word="false" style:writing-mode="lr-tb"/>
      <style:text-properties fo:language="ru" fo:country="RU" officeooo:rsid="001d31ad" officeooo:paragraph-rsid="001d31ad"/>
    </style:style>
    <style:style style:name="P42" style:family="paragraph" style:parent-style-name="Standard">
      <style:paragraph-properties fo:margin-top="0cm" fo:margin-bottom="0cm" style:contextual-spacing="false" fo:text-align="start" style:justify-single-word="false" style:writing-mode="lr-tb"/>
      <style:text-properties fo:language="ru" fo:country="RU" officeooo:rsid="001d31ad" officeooo:paragraph-rsid="001f2dae"/>
    </style:style>
    <style:style style:name="P43" style:family="paragraph" style:parent-style-name="Standard">
      <style:paragraph-properties fo:margin-top="0cm" fo:margin-bottom="0cm" style:contextual-spacing="false" fo:text-align="start" style:justify-single-word="false" style:writing-mode="lr-tb"/>
      <style:text-properties officeooo:rsid="001f2dae" officeooo:paragraph-rsid="001f2dae"/>
    </style:style>
    <style:style style:name="P44"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45" style:family="paragraph" style:parent-style-name="Table_20_Contents">
      <style:paragraph-properties fo:margin-top="0cm" fo:margin-bottom="0cm" style:contextual-spacing="false" fo:text-align="center" style:justify-single-word="false"/>
    </style:style>
    <style:style style:name="P46"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aa00" loext:opacity="100%" fo:font-weight="bold"/>
    </style:style>
    <style:style style:name="P47" style:family="paragraph">
      <style:paragraph-properties style:text-autospace="none"/>
      <style:text-properties style:font-name="F" fo:font-size="12pt"/>
    </style:style>
    <style:style style:name="P48" style:family="paragraph">
      <loext:graphic-properties draw:fill="solid" draw:fill-color="#191919"/>
      <style:paragraph-properties fo:text-align="start" style:text-autospace="none" style:writing-mode="lr-tb"/>
      <style:text-properties fo:color="#000000" loext:opacity="100%" style:font-name="F" fo:font-size="12pt"/>
    </style:style>
    <style:style style:name="T1" style:family="text">
      <style:text-properties officeooo:rsid="0007e4b9"/>
    </style:style>
    <style:style style:name="T2" style:family="text">
      <style:text-properties style:font-name="Times New Roman" fo:font-size="18pt" fo:font-weight="bold" style:font-name-asian="Times New Roman1" style:font-size-asian="18pt" style:font-weight-asian="bold" style:font-name-complex="Times New Roman1" style:font-size-complex="12pt"/>
    </style:style>
    <style:style style:name="T3" style:family="text">
      <style:text-properties style:font-name="Times New Roman" fo:font-size="18pt" fo:font-weight="bold" officeooo:rsid="000a99d3" style:font-name-asian="Times New Roman1" style:font-size-asian="18pt" style:font-weight-asian="bold" style:font-name-complex="Times New Roman1" style:font-size-complex="12pt"/>
    </style:style>
    <style:style style:name="T4" style:family="text">
      <style:text-properties style:font-name="Times New Roman" fo:font-size="18pt" fo:language="en" fo:country="US" fo:font-weight="bold" officeooo:rsid="001d31ad" style:font-name-asian="Times New Roman1" style:font-size-asian="18pt" style:font-weight-asian="bold" style:font-name-complex="Times New Roman1" style:font-size-complex="12pt"/>
    </style:style>
    <style:style style:name="T5" style:family="text">
      <style:text-properties style:font-name="Times New Roman" fo:font-size="14pt" fo:language="zxx" fo:country="none" style:font-name-asian="Times New Roman1" style:font-size-asian="14pt" style:language-asian="zxx" style:country-asian="none" style:font-name-complex="Times New Roman1" style:font-size-complex="12pt" style:language-complex="zxx" style:country-complex="none"/>
    </style:style>
    <style:style style:name="T6" style:family="text">
      <style:text-properties style:font-name="Times New Roman" fo:font-size="14pt" fo:language="zxx" fo:country="none" fo:font-weight="bold"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T7" style:family="text">
      <style:text-properties style:font-name="Times New Roman" fo:font-size="14pt" fo:language="zxx" fo:country="none" fo:background-color="#d3d3d3" loext:char-shading-value="0" style:font-name-asian="Times New Roman1" style:font-size-asian="14pt" style:language-asian="zxx" style:country-asian="none" style:font-name-complex="Times New Roman1" style:font-size-complex="12pt" style:language-complex="zxx" style:country-complex="none"/>
    </style:style>
    <style:style style:name="T8" style:family="text">
      <style:text-properties style:font-name="Times New Roman" fo:font-size="14pt" fo:language="zxx" fo:country="none" fo:font-weight="normal" style:font-name-asian="Times New Roman1" style:font-size-asian="14pt" style:language-asian="zxx" style:country-asian="none" style:font-weight-asian="normal" style:font-name-complex="Times New Roman1" style:font-size-complex="12pt" style:language-complex="zxx" style:country-complex="none" style:font-weight-complex="normal"/>
    </style:style>
    <style:style style:name="T9" style:family="text">
      <style:text-properties style:font-name="Times New Roman" fo:font-size="14pt" fo:language="ru" fo:country="RU" fo:font-weight="bold" officeooo:rsid="001d31ad" style:font-name-asian="Times New Roman1" style:font-size-asian="14pt" style:language-asian="zxx" style:country-asian="none" style:font-weight-asian="bold" style:font-name-complex="Times New Roman1" style:font-size-complex="12pt" style:language-complex="zxx" style:country-complex="none"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01664" style:font-weight-asian="normal" style:font-weight-complex="normal"/>
    </style:style>
    <style:style style:name="T13" style:family="text">
      <style:text-properties fo:font-weight="normal" officeooo:rsid="0021818a" style:font-weight-asian="normal" style:font-weight-complex="normal"/>
    </style:style>
    <style:style style:name="T14" style:family="text">
      <style:text-properties fo:font-weight="normal" officeooo:rsid="0022bbf2" style:font-weight-asian="normal" style:font-weight-complex="normal"/>
    </style:style>
    <style:style style:name="T15" style:family="text">
      <style:text-properties fo:font-weight="normal" officeooo:rsid="00231d59" style:font-weight-asian="normal" style:font-weight-complex="normal"/>
    </style:style>
    <style:style style:name="T16" style:family="text">
      <style:text-properties fo:color="#0000cc" loext:opacity="100%"/>
    </style:style>
    <style:style style:name="T17" style:family="text">
      <style:text-properties fo:color="#0000cc" loext:opacity="100%" style:text-line-through-style="none" style:text-line-through-type="none" style:font-name="helvetica neue" style:text-underline-style="none" fo:font-weight="normal" style:text-blinking="false"/>
    </style:style>
    <style:style style:name="T18" style:family="text">
      <style:text-properties officeooo:rsid="001d31ad"/>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fo:font-weight="normal" officeooo:rsid="001f2dae" style:font-size-asian="14pt" style:font-weight-asian="normal" style:font-size-complex="14pt" style:font-weight-complex="normal"/>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language="en" fo:country="US" fo:font-weight="normal" style:font-size-asian="14pt" style:font-weight-asian="normal" style:font-size-complex="14pt" style:font-weight-complex="normal"/>
    </style:style>
    <style:style style:name="T23" style:family="text">
      <style:text-properties fo:font-size="14pt" fo:language="en" fo:country="US" fo:font-weight="normal" officeooo:rsid="001f2dae" style:font-size-asian="14pt" style:font-weight-asian="normal" style:font-size-complex="14pt" style:font-weight-complex="normal"/>
    </style:style>
    <style:style style:name="T24" style:family="text">
      <style:text-properties fo:language="en" fo:country="US" fo:font-weight="normal" officeooo:rsid="0022bbf2" style:font-weight-asian="normal" style:font-weight-complex="normal"/>
    </style:style>
    <style:style style:name="T25" style:family="text">
      <style:text-properties fo:language="en" fo:country="US" fo:font-weight="normal" officeooo:rsid="00231d59" style:font-weight-asian="normal" style:font-weight-complex="normal"/>
    </style:style>
    <style:style style:name="T26" style:family="text">
      <style:text-properties officeooo:rsid="00201664"/>
    </style:style>
    <style:style style:name="T27" style:family="text">
      <style:text-properties officeooo:rsid="0021818a"/>
    </style:style>
    <style:style style:name="T28" style:family="text">
      <style:text-properties fo:language="zxx" fo:country="none" fo:font-weight="normal" officeooo:rsid="0021818a" style:font-weight-asian="normal" style:font-weight-complex="normal"/>
    </style:style>
    <style:style style:name="T29" style:family="text">
      <style:text-properties fo:color="#bbb529" loext:opacity="100%" style:font-name="JetBrains Mono1" fo:font-size="10pt" style:font-name-asian="JetBrains Mono1" style:font-size-asian="10pt" style:font-name-complex="JetBrains Mono1" style:font-size-complex="10pt"/>
    </style:style>
    <style:style style:name="T30" style:family="text">
      <style:text-properties fo:color="#6a8759" loext:opacity="100%" style:font-name="JetBrains Mono1" fo:font-size="10pt" style:font-name-asian="JetBrains Mono1" style:font-size-asian="10pt" style:font-name-complex="JetBrains Mono1" style:font-size-complex="10pt"/>
    </style:style>
    <style:style style:name="T31" style:family="text">
      <style:text-properties fo:color="#cc7832" loext:opacity="100%" style:font-name="JetBrains Mono1" fo:font-size="10pt" style:font-name-asian="JetBrains Mono1" style:font-size-asian="10pt" style:font-name-complex="JetBrains Mono1" style:font-size-complex="10pt"/>
    </style:style>
    <style:style style:name="T32" style:family="text">
      <style:text-properties fo:color="#b5b6e3" loext:opacity="100%" style:font-name="JetBrains Mono1" fo:font-size="10pt" style:font-name-asian="JetBrains Mono1" style:font-size-asian="10pt" style:font-name-complex="JetBrains Mono1" style:font-size-complex="10pt"/>
    </style:style>
    <style:style style:name="T33" style:family="text">
      <style:text-properties fo:color="#a9b7c6" loext:opacity="100%" style:font-name="JetBrains Mono1" fo:font-size="10pt" style:font-name-asian="JetBrains Mono1" style:font-size-asian="10pt" style:font-name-complex="JetBrains Mono1" style:font-size-complex="10pt"/>
    </style:style>
    <style:style style:name="T34" style:family="text">
      <style:text-properties fo:color="#9373a5" loext:opacity="100%" style:font-name="JetBrains Mono1" fo:font-size="10pt" style:font-name-asian="JetBrains Mono1" style:font-size-asian="10pt" style:font-name-complex="JetBrains Mono1" style:font-size-complex="10pt"/>
    </style:style>
    <style:style style:name="T35" style:family="text">
      <style:text-properties fo:color="#ffc66d" loext:opacity="100%" style:font-name="JetBrains Mono1" fo:font-size="10pt" style:font-name-asian="JetBrains Mono1" style:font-size-asian="10pt" style:font-name-complex="JetBrains Mono1" style:font-size-complex="10pt"/>
    </style:style>
    <style:style style:name="T36" style:family="text">
      <style:text-properties fo:color="#5f8c8a" loext:opacity="100%" style:font-name="JetBrains Mono1" fo:font-size="10pt" style:font-name-asian="JetBrains Mono1" style:font-size-asian="10pt" style:font-name-complex="JetBrains Mono1" style:font-size-complex="10pt"/>
    </style:style>
    <style:style style:name="T37" style:family="text">
      <style:text-properties fo:color="#6897bb" loext:opacity="100%" style:font-name="JetBrains Mono1" fo:font-size="10pt" style:font-name-asian="JetBrains Mono1" style:font-size-asian="10pt" style:font-name-complex="JetBrains Mono1" style:font-size-complex="10pt"/>
    </style:style>
    <style:style style:name="T38" style:family="text">
      <style:text-properties fo:color="#b9bcd1" loext:opacity="100%" style:font-name="JetBrains Mono1" fo:font-size="10pt" style:font-name-asian="JetBrains Mono1" style:font-size-asian="10pt" style:font-name-complex="JetBrains Mono1" style:font-size-complex="1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191919" draw:textarea-vertical-align="top" draw:auto-grow-height="false" fo:min-height="17.492cm" fo:min-width="16.926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solid" draw:fill-color="#191919" draw:textarea-vertical-align="top" draw:auto-grow-height="false" fo:min-height="13.222cm" fo:min-width="16.926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cm" draw:fill="solid" draw:fill-color="#191919" draw:textarea-vertical-align="top" draw:auto-grow-height="false" fo:min-height="16.046cm" fo:min-width="16.926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draw:fill="solid" draw:fill-color="#191919" draw:textarea-vertical-align="top" draw:auto-grow-height="false" fo:min-height="19.292cm" fo:min-width="16.926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cm" draw:fill="solid" draw:fill-color="#191919" draw:textarea-vertical-align="top" draw:auto-grow-height="false" fo:min-height="12.799cm" fo:min-width="16.926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cm" draw:fill="solid" draw:fill-color="#191919" draw:textarea-vertical-align="top" draw:auto-grow-height="false" fo:min-height="11.416cm" fo:min-width="16.926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cm" draw:fill="solid" draw:fill-color="#191919" draw:textarea-vertical-align="top" draw:auto-grow-height="false" fo:min-height="10.843cm" fo:min-width="16.926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ИНИСТЕРСТВО НАУКИ И ВЫСШЕГО ОБРАЗОВАНИЯ <text:line-break/>РОССИЙСКОЙ ФЕДЕРАЦИИ</text:p>
      <text:p text:style-name="P8"/>
      <text:p text:style-name="P8">ФЕДЕРАЛЬНОЕ ГОСУДАРСТВЕННОЕ БЮДЖЕТНОЕ ОБРАЗОВАТЕЛЬНОЕ УЧРЕЖДЕНИЕ ВЫСШЕГО ОБРАЗОВАНИЯ</text:p>
      <text:p text:style-name="P11"/>
      <text:p text:style-name="P11">«БЕЛГОРОДСКИЙ ГОСУДАРСТВЕННЫЙ </text:p>
      <text:p text:style-name="P11">ТЕХНОЛОГИЧЕСКИЙ УНИВЕРСИТЕТ им. В. Г. ШУХОВА»</text:p>
      <text:p text:style-name="P11">(БГТУ им. В.Г. Шухова)</text:p>
      <text:p text:style-name="P11"/>
      <text:p text:style-name="P8">Кафедра программного обеспечения вычислительной техники и автоматизированных систем</text:p>
      <text:p text:style-name="P8"/>
      <text:p text:style-name="P8"/>
      <text:p text:style-name="P8"/>
      <text:p text:style-name="P8"/>
      <text:p text:style-name="P8"/>
      <text:p text:style-name="P8"/>
      <text:p text:style-name="P1"/>
      <text:p text:style-name="P12"><text:span text:style-name="T2">Лабораторная работа №</text:span><text:span text:style-name="T3">6</text:span><text:span text:style-name="T4">e</text:span></text:p>
      <text:p text:style-name="P2">по дисциплине: Основы программирования</text:p>
      <text:p text:style-name="P34"><text:span text:style-name="T5">тема: </text:span>«Стек, очередь, дек» <text:span text:style-name="T5"><text:s/></text:span></text:p>
      <text:p text:style-name="P8"/>
      <text:p text:style-name="P8"/>
      <text:p text:style-name="P8"/>
      <text:p text:style-name="P8"/>
      <text:p text:style-name="P8"/>
      <text:p text:style-name="P8"/>
      <text:p text:style-name="P8"/>
      <text:p text:style-name="P9"/>
      <text:p text:style-name="P9"/>
      <text:p text:style-name="P10"/>
      <text:p text:style-name="P10"/>
      <text:p text:style-name="P3">Выполнил: ст. группы ПВ-211</text:p>
      <text:p text:style-name="P3">Чувилко Илья Романович</text:p>
      <text:p text:style-name="P3"/>
      <text:p text:style-name="P3">Проверили: </text:p>
      <text:p text:style-name="P3">Притчин Иван Сергеевич</text:p>
      <text:p text:style-name="P3">Черников Сергей Викторович</text:p>
      <text:p text:style-name="P8"/>
      <text:p text:style-name="P8"/>
      <text:p text:style-name="P8"/>
      <text:p text:style-name="P9"/>
      <text:p text:style-name="P8"/>
      <text:p text:style-name="P8"/>
      <text:p text:style-name="P8"/>
      <text:p text:style-name="P1"/>
      <text:p text:style-name="P1"/>
      <text:p text:style-name="P1"/>
      <text:p text:style-name="P1">Белгород 202<text:span text:style-name="T1">2</text:span> г.</text:p>
      <text:p text:style-name="P35"><text:soft-page-break/><text:span text:style-name="T6">Цель работы:</text:span><text:span text:style-name="T5"> получение навыков работы со стеком, очередью, деком. Изучение сторонних источников стандартной библиотеки </text:span><text:span text:style-name="T7">𝑆𝑇𝐿</text:span><text:span text:style-name="T5">. </text:span></text:p>
      <text:p text:style-name="P35"><text:span text:style-name="T6">Содержание отчета: </text:span><text:span text:style-name="T5"> </text:span></text:p>
      <text:list xml:id="list1029247955" text:style-name="L2">
        <text:list-item>
          <text:p text:style-name="P36"><text:span text:style-name="T5">Тема лабораторной работы.  </text:span></text:p>
        </text:list-item>
        <text:list-item>
          <text:p text:style-name="P36"><text:span text:style-name="T5">Цель лабораторной работы.  </text:span></text:p>
        </text:list-item>
        <text:list-item>
          <text:p text:style-name="P36"><text:span text:style-name="T5">Тексты заданий и их решения.  </text:span></text:p>
        </text:list-item>
        <text:list-item>
          <text:p text:style-name="P36"><text:span text:style-name="T5">Словесное описания решения каждой из задач.  </text:span></text:p>
        </text:list-item>
        <text:list-item>
          <text:p text:style-name="P36"><text:span text:style-name="T5">Выводы. <text:s/></text:span></text:p>
        </text:list-item>
      </text:list>
      <text:p text:style-name="P4"/>
      <text:p text:style-name="P4"><text:span text:style-name="T10">Задания к лабораторной работе: </text:span></text:p>
      <text:p text:style-name="P5"/>
      <text:p text:style-name="P5">Стек </text:p>
      <text:p text:style-name="P5"/>
      <text:p text:style-name="P35"><text:span text:style-name="T6">1. </text:span><text:span text:style-name="T19">Игра со строкой (1104B)</text:span></text:p>
      <text:p text:style-name="P35"><text:span text:style-name="T19"/></text:p>
      <text:p text:style-name="P41"><text:span text:style-name="T21">Комментарий к решению:</text:span><text:span text:style-name="T19"> Если встречается два одинаковых символа, то удаляем предыдущий символ.</text:span></text:p>
      <text:p text:style-name="P41"><text:span text:style-name="T19"/></text:p>
      <text:p text:style-name="P35"><text:span text:style-name="T9">Код:</text:span><text:span text:style-name="T8"> </text:span></text:p>
      <text:p text:style-name="P6"><draw:custom-shape text:anchor-type="paragraph" draw:z-index="0" draw:name="Врезка 1" draw:style-name="gr7" draw:text-style-name="P48" svg:width="16.925cm" svg:height="10.842cm" svg:x="0.002cm" svg:y="0.002cm"><text:p text:style-name="P47"><text:span text:style-name="T29">#include </text:span><text:span text:style-name="T30">&lt;iostream&gt;</text:span><text:span text:style-name="T30"><text:line-break/></text:span><text:span text:style-name="T29">#include </text:span><text:span text:style-name="T30">&lt;stack&gt;</text:span><text:span text:style-name="T30"><text:line-break/></text:span><text:span text:style-name="T30"><text:line-break/></text:span><text:span text:style-name="T31">using namespace </text:span><text:span text:style-name="T32">std</text:span><text:span text:style-name="T31">;</text:span><text:span text:style-name="T31"><text:line-break/></text:span><text:span text:style-name="T31"><text:line-break/></text:span><text:span text:style-name="T31">int </text:span><text:span text:style-name="T35">main</text:span><text:span text:style-name="T33">() {</text:span><text:span text:style-name="T33"><text:line-break/></text:span><text:span text:style-name="T33"> <text:s/></text:span><text:span text:style-name="T38">string </text:span><text:span text:style-name="T33">s</text:span><text:span text:style-name="T31">;</text:span><text:span text:style-name="T31"><text:line-break/></text:span><text:span text:style-name="T31"> <text:s/></text:span><text:span text:style-name="T33">cin </text:span><text:span text:style-name="T36">&gt;&gt; </text:span><text:span text:style-name="T33">s</text:span><text:span text:style-name="T31">;</text:span><text:span text:style-name="T31"><text:line-break/></text:span><text:span text:style-name="T31"><text:line-break/></text:span><text:span text:style-name="T31"> <text:s/></text:span><text:span text:style-name="T32">stack</text:span><text:span text:style-name="T33">&lt;</text:span><text:span text:style-name="T31">char</text:span><text:span text:style-name="T33">&gt; st</text:span><text:span text:style-name="T31">;</text:span><text:span text:style-name="T31"><text:line-break/></text:span><text:span text:style-name="T31"><text:line-break/></text:span><text:span text:style-name="T31"> <text:s/></text:span><text:span text:style-name="T33">st.push(s</text:span><text:span text:style-name="T36">[</text:span><text:span text:style-name="T37">0</text:span><text:span text:style-name="T36">]</text:span><text:span text:style-name="T33">)</text:span><text:span text:style-name="T31">;</text:span><text:span text:style-name="T31"><text:line-break/></text:span><text:span text:style-name="T31"> <text:s/>bool </text:span><text:span text:style-name="T33">isFirstWin = </text:span><text:span text:style-name="T31">false;</text:span><text:span text:style-name="T31"><text:line-break/></text:span><text:span text:style-name="T31"> <text:s/>for </text:span><text:span text:style-name="T33">(</text:span><text:span text:style-name="T31">int </text:span><text:span text:style-name="T33">i = </text:span><text:span text:style-name="T37">1</text:span><text:span text:style-name="T31">; </text:span><text:span text:style-name="T33">i &lt; s.size()</text:span><text:span text:style-name="T31">; </text:span><text:span text:style-name="T33">i++) {</text:span><text:span text:style-name="T33"><text:line-break/></text:span><text:span text:style-name="T33"> <text:s text:c="3"/></text:span><text:span text:style-name="T31">if </text:span><text:span text:style-name="T33">(!st.empty() &amp;&amp; st.top() == s</text:span><text:span text:style-name="T36">[</text:span><text:span text:style-name="T33">i</text:span><text:span text:style-name="T36">]</text:span><text:span text:style-name="T33">){</text:span><text:span text:style-name="T33"><text:line-break/></text:span><text:span text:style-name="T33"> <text:s text:c="5"/>st.pop()</text:span><text:span text:style-name="T31">;</text:span><text:span text:style-name="T31"><text:line-break/></text:span><text:span text:style-name="T31"> <text:s text:c="5"/></text:span><text:span text:style-name="T33">isFirstWin = !isFirstWin</text:span><text:span text:style-name="T31">;</text:span><text:span text:style-name="T31"><text:line-break/></text:span><text:span text:style-name="T31"> <text:s text:c="3"/></text:span><text:span text:style-name="T33">} </text:span><text:span text:style-name="T31">else </text:span><text:span text:style-name="T33">{</text:span><text:span text:style-name="T33"><text:line-break/></text:span><text:span text:style-name="T33"> <text:s text:c="5"/>st.push(s</text:span><text:span text:style-name="T36">[</text:span><text:span text:style-name="T33">i</text:span><text:span text:style-name="T36">]</text:span><text:span text:style-name="T33">)</text:span><text:span text:style-name="T31">;</text:span><text:span text:style-name="T31"><text:line-break/></text:span><text:span text:style-name="T31"> <text:s text:c="3"/></text:span><text:span text:style-name="T33">}</text:span><text:span text:style-name="T33"><text:line-break/></text:span><text:span text:style-name="T33"> <text:s/>}</text:span><text:span text:style-name="T33"><text:line-break/></text:span><text:span text:style-name="T33"><text:line-break/></text:span><text:span text:style-name="T33"> <text:s/>cout </text:span><text:span text:style-name="T36">&lt;&lt; </text:span><text:span text:style-name="T33">(isFirstWin ? </text:span><text:span text:style-name="T30">"YES" </text:span><text:span text:style-name="T33">: </text:span><text:span text:style-name="T30">"NO"</text:span><text:span text:style-name="T33">)</text:span><text:span text:style-name="T31">;</text:span><text:span text:style-name="T31"><text:line-break/></text:span><text:span text:style-name="T31"><text:line-break/></text:span><text:span text:style-name="T31"><text:line-break/></text:span><text:span text:style-name="T31"> <text:s/>return </text:span><text:span text:style-name="T37">0</text:span><text:span text:style-name="T31">;</text:span><text:span text:style-name="T31"><text:line-break/></text:span><text:span text:style-name="T33">}</text:span><text:span text:style-name="T33"><text:line-break/></text:span><text:span text:style-name="T3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26">Вердикт Тестирующей системы:</text:p>
      <text:p text:style-name="P22"/>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row table:style-name="TableLine2594073443936">
          <table:table-cell table:style-name="Таблица1.A1" office:value-type="string">
            <text:p text:style-name="P44"><text:a xlink:type="simple" xlink:href="https://codeforces.com/problemset/submission/1104/155774274" text:style-name="Internet_20_link" text:visited-style-name="Visited_20_Internet_20_Link"><text:span text:style-name="T16">155774274</text:span></text:a></text:p>
          </table:table-cell>
          <table:table-cell table:style-name="Таблица1.A1" office:value-type="string">
            <text:p text:style-name="P44">03.05.2022 17:29</text:p>
          </table:table-cell>
          <table:table-cell table:style-name="Таблица1.A1" office:value-type="string">
            <text:p text:style-name="P44"><text:a xlink:type="simple" xlink:href="https://codeforces.com/profile/IlyaChuvilko" text:style-name="Internet_20_link" text:visited-style-name="Visited_20_Internet_20_Link"><text:span text:style-name="T17">IlyaChuvilko</text:span></text:a></text:p>
          </table:table-cell>
          <table:table-cell table:style-name="Таблица1.A1" office:value-type="string">
            <text:p text:style-name="P44"><text:a xlink:type="simple" xlink:href="https://codeforces.com/problemset/problem/1104/B" text:style-name="Internet_20_link" text:visited-style-name="Visited_20_Internet_20_Link"><text:span text:style-name="T16">1104B - Игра со строкой</text:span></text:a></text:p>
          </table:table-cell>
          <table:table-cell table:style-name="Таблица1.A1" office:value-type="string">
            <text:p text:style-name="P44">GNU C++17</text:p>
          </table:table-cell>
          <table:table-cell table:style-name="Таблица1.A1" office:value-type="string">
            <text:p text:style-name="P46">Полное решение</text:p>
          </table:table-cell>
          <table:table-cell table:style-name="Таблица1.A1" office:value-type="string">
            <text:p text:style-name="P44">31 мс</text:p>
          </table:table-cell>
          <table:table-cell table:style-name="Таблица1.H1" office:value-type="string">
            <text:p text:style-name="P45">400 КБ</text:p>
          </table:table-cell>
        </table:table-row>
      </table:table>
      <text:p text:style-name="P22"/>
      <text:p text:style-name="P22"/>
      <text:p text:style-name="P35"><text:soft-page-break/><text:span text:style-name="T21">2.</text:span><text:span text:style-name="T19"> ABBB (1428C) </text:span></text:p>
      <text:p text:style-name="P35"><text:span text:style-name="T19"/></text:p>
      <text:p text:style-name="P41"><text:span text:style-name="T21">Комментарий к решению:</text:span><text:span text:style-name="T19"> Если встречается символ „</text:span><text:span text:style-name="T22">B</text:span><text:span text:style-name="T19">“, то удаляем предыдущий символ (если он конечно есть)</text:span></text:p>
      <text:p text:style-name="P41"><text:span text:style-name="T19"/></text:p>
      <text:p text:style-name="P35"><text:span text:style-name="T9">Код:</text:span><text:span text:style-name="T8"> </text:span></text:p>
      <text:p text:style-name="P15"><draw:custom-shape text:anchor-type="paragraph" draw:z-index="1" draw:name="Врезка 2" draw:style-name="gr6" draw:text-style-name="P48" svg:width="16.925cm" svg:height="11.415cm" svg:x="0.002cm" svg:y="0.002cm"><text:p text:style-name="P47"><text:span text:style-name="T29">#include </text:span><text:span text:style-name="T30">&lt;iostream&gt;</text:span><text:span text:style-name="T30"><text:line-break/></text:span><text:span text:style-name="T29">#include </text:span><text:span text:style-name="T30">&lt;stack&gt;</text:span><text:span text:style-name="T30"><text:line-break/></text:span><text:span text:style-name="T29">#include </text:span><text:span text:style-name="T30">&lt;algorithm&gt;</text:span><text:span text:style-name="T30"><text:line-break/></text:span><text:span text:style-name="T30"><text:line-break/></text:span><text:span text:style-name="T31">using namespace </text:span><text:span text:style-name="T33">std</text:span><text:span text:style-name="T31">;</text:span><text:span text:style-name="T31"><text:line-break/></text:span><text:span text:style-name="T31"><text:line-break/></text:span><text:span text:style-name="T31">int </text:span><text:span text:style-name="T33">main() {</text:span><text:span text:style-name="T33"><text:line-break/></text:span><text:span text:style-name="T33"> <text:s/></text:span><text:span text:style-name="T31">int </text:span><text:span text:style-name="T33">t</text:span><text:span text:style-name="T31">;</text:span><text:span text:style-name="T31"><text:line-break/></text:span><text:span text:style-name="T31"> <text:s/></text:span><text:span text:style-name="T33">cin &gt;&gt; t</text:span><text:span text:style-name="T31">;</text:span><text:span text:style-name="T31"><text:line-break/></text:span><text:span text:style-name="T31"><text:line-break/></text:span><text:span text:style-name="T31"> <text:s/>for </text:span><text:span text:style-name="T33">(</text:span><text:span text:style-name="T31">int </text:span><text:span text:style-name="T33">j = </text:span><text:span text:style-name="T37">0</text:span><text:span text:style-name="T31">; </text:span><text:span text:style-name="T33">j &lt; t</text:span><text:span text:style-name="T31">; </text:span><text:span text:style-name="T33">j++) {</text:span><text:span text:style-name="T33"><text:line-break/></text:span><text:span text:style-name="T33"> <text:s text:c="3"/>string s</text:span><text:span text:style-name="T31">;</text:span><text:span text:style-name="T31"><text:line-break/></text:span><text:span text:style-name="T31"> <text:s text:c="3"/></text:span><text:span text:style-name="T33">cin &gt;&gt; s</text:span><text:span text:style-name="T31">;</text:span><text:span text:style-name="T31"><text:line-break/></text:span><text:span text:style-name="T31"><text:line-break/></text:span><text:span text:style-name="T31"> <text:s text:c="3"/></text:span><text:span text:style-name="T33">stack&lt;</text:span><text:span text:style-name="T31">char</text:span><text:span text:style-name="T33">&gt; st</text:span><text:span text:style-name="T31">;</text:span><text:span text:style-name="T31"><text:line-break/></text:span><text:span text:style-name="T31"> <text:s text:c="3"/></text:span><text:span text:style-name="T33">st.push(s[</text:span><text:span text:style-name="T37">0</text:span><text:span text:style-name="T33">])</text:span><text:span text:style-name="T31">;</text:span><text:span text:style-name="T31"><text:line-break/></text:span><text:span text:style-name="T31"><text:line-break/></text:span><text:span text:style-name="T31"> <text:s text:c="3"/>for </text:span><text:span text:style-name="T33">(</text:span><text:span text:style-name="T31">int </text:span><text:span text:style-name="T33">i = </text:span><text:span text:style-name="T37">1</text:span><text:span text:style-name="T31">; </text:span><text:span text:style-name="T33">i &lt; s.size()</text:span><text:span text:style-name="T31">; </text:span><text:span text:style-name="T33">i++)</text:span><text:span text:style-name="T33"><text:line-break/></text:span><text:span text:style-name="T33"> <text:s text:c="5"/></text:span><text:span text:style-name="T31">if </text:span><text:span text:style-name="T33">(!st.empty() &amp;&amp; s[i] == </text:span><text:span text:style-name="T30">'B'</text:span><text:span text:style-name="T33">)</text:span><text:span text:style-name="T33"><text:line-break/></text:span><text:span text:style-name="T33"> <text:s text:c="7"/>st.pop()</text:span><text:span text:style-name="T31">;</text:span><text:span text:style-name="T31"><text:line-break/></text:span><text:span text:style-name="T31"> <text:s text:c="5"/>else</text:span><text:span text:style-name="T31"><text:line-break/></text:span><text:span text:style-name="T31"> <text:s text:c="7"/></text:span><text:span text:style-name="T33">st.push(s[i])</text:span><text:span text:style-name="T31">;</text:span><text:span text:style-name="T31"><text:line-break/></text:span><text:span text:style-name="T31"><text:line-break/></text:span><text:span text:style-name="T31"> <text:s text:c="3"/></text:span><text:span text:style-name="T33">cout &lt;&lt; st.size() &lt;&lt; </text:span><text:span text:style-name="T30">'</text:span><text:span text:style-name="T31">\n</text:span><text:span text:style-name="T30">'</text:span><text:span text:style-name="T31">;</text:span><text:span text:style-name="T31"><text:line-break/></text:span><text:span text:style-name="T31"> <text:s/></text:span><text:span text:style-name="T33">}</text:span><text:span text:style-name="T33"><text:line-break/></text:span><text:span text:style-name="T33"><text:line-break/></text:span><text:span text:style-name="T33"> <text:s/></text:span><text:span text:style-name="T31">return </text:span><text:span text:style-name="T37">0</text:span><text:span text:style-name="T31">;</text:span><text:span text:style-name="T31"><text:line-break/></text:span><text:span text:style-name="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P15"/>
      <text:p text:style-name="P15"/>
      <text:p text:style-name="P15"/>
      <text:p text:style-name="P15"/>
      <text:p text:style-name="P15"/>
      <text:p text:style-name="P15"/>
      <text:p text:style-name="P15"/>
      <text:p text:style-name="P15"/>
      <text:p text:style-name="P15"/>
      <text:p text:style-name="P20"/>
      <text:p text:style-name="P20"/>
      <text:p text:style-name="P20"/>
      <text:p text:style-name="P20"/>
      <text:p text:style-name="P20"/>
      <text:p text:style-name="P20"/>
      <text:p text:style-name="P20"/>
      <text:p text:style-name="P20"/>
      <text:p text:style-name="P20"/>
      <text:p text:style-name="P20"/>
      <text:p text:style-name="P27"/>
      <text:p text:style-name="P27">Вердикт Тестирующей системы:</text:p>
      <text:p text:style-name="P23"/>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row table:style-name="TableLine2592026384576">
          <table:table-cell table:style-name="Таблица2.A1" office:value-type="string">
            <text:p text:style-name="P44"><text:a xlink:type="simple" xlink:href="https://codeforces.com/problemset/submission/1428/155782051" text:style-name="Internet_20_link" text:visited-style-name="Visited_20_Internet_20_Link"><text:span text:style-name="T16">155782051</text:span></text:a></text:p>
          </table:table-cell>
          <table:table-cell table:style-name="Таблица2.A1" office:value-type="string">
            <text:p text:style-name="P44">03.05.2022 19:13</text:p>
          </table:table-cell>
          <table:table-cell table:style-name="Таблица2.A1" office:value-type="string">
            <text:p text:style-name="P44"><text:a xlink:type="simple" xlink:href="https://codeforces.com/profile/IlyaChuvilko" text:style-name="Internet_20_link" text:visited-style-name="Visited_20_Internet_20_Link"><text:span text:style-name="T17">IlyaChuvilko</text:span></text:a></text:p>
          </table:table-cell>
          <table:table-cell table:style-name="Таблица2.A1" office:value-type="string">
            <text:p text:style-name="P44"><text:a xlink:type="simple" xlink:href="https://codeforces.com/problemset/problem/1428/C" text:style-name="Internet_20_link" text:visited-style-name="Visited_20_Internet_20_Link"><text:span text:style-name="T16">1428C - ABBB</text:span></text:a></text:p>
          </table:table-cell>
          <table:table-cell table:style-name="Таблица2.A1" office:value-type="string">
            <text:p text:style-name="P44">GNU C++20 (64)</text:p>
          </table:table-cell>
          <table:table-cell table:style-name="Таблица2.A1" office:value-type="string">
            <text:p text:style-name="P46">Полное решение</text:p>
          </table:table-cell>
          <table:table-cell table:style-name="Таблица2.A1" office:value-type="string">
            <text:p text:style-name="P44">78 мс</text:p>
          </table:table-cell>
          <table:table-cell table:style-name="Таблица2.H1" office:value-type="string">
            <text:p text:style-name="P45">600 КБ</text:p>
          </table:table-cell>
        </table:table-row>
      </table:table>
      <text:p text:style-name="P23"/>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9"><text:soft-page-break/><text:span text:style-name="T10">3.</text:span><text:span text:style-name="T11"> Спастись от камней (264A) </text:span></text:p>
      <text:p text:style-name="P43"><text:span text:style-name="T19"/></text:p>
      <text:p text:style-name="P42"><text:span text:style-name="T21">Комментарий к решению:</text:span><text:span text:style-name="T19"> </text:span><text:span text:style-name="T20">Если введенный символ „</text:span><text:span text:style-name="T23">r</text:span><text:span text:style-name="T20">“, то номер камня будет записан в начало вывода. Иначе в конце.</text:span></text:p>
      <text:p text:style-name="P42"><text:span text:style-name="T19"/></text:p>
      <text:p text:style-name="P37"><text:span text:style-name="T9">Код:</text:span><text:span text:style-name="T8"> </text:span></text:p>
      <text:p text:style-name="P16"><draw:custom-shape text:anchor-type="paragraph" draw:z-index="2" draw:name="Врезка 3" draw:style-name="gr5" draw:text-style-name="P48" svg:width="16.925cm" svg:height="12.798cm" svg:x="0.002cm" svg:y="0.002cm"><text:p text:style-name="P47"><text:span text:style-name="T29">#include </text:span><text:span text:style-name="T30">&lt;iostream&gt;</text:span><text:span text:style-name="T30"><text:line-break/></text:span><text:span text:style-name="T29">#include </text:span><text:span text:style-name="T30">&lt;stack&gt;</text:span><text:span text:style-name="T30"><text:line-break/></text:span><text:span text:style-name="T29">#include </text:span><text:span text:style-name="T30">&lt;queue&gt;</text:span><text:span text:style-name="T30"><text:line-break/></text:span><text:span text:style-name="T30"><text:line-break/></text:span><text:span text:style-name="T31">using namespace </text:span><text:span text:style-name="T33">std</text:span><text:span text:style-name="T31">;</text:span><text:span text:style-name="T31"><text:line-break/></text:span><text:span text:style-name="T31"><text:line-break/></text:span><text:span text:style-name="T31">int </text:span><text:span text:style-name="T33">main() {</text:span><text:span text:style-name="T33"><text:line-break/></text:span><text:span text:style-name="T33"> <text:s/>string s</text:span><text:span text:style-name="T31">;</text:span><text:span text:style-name="T31"><text:line-break/></text:span><text:span text:style-name="T31"> <text:s/></text:span><text:span text:style-name="T33">cin &gt;&gt; s</text:span><text:span text:style-name="T31">;</text:span><text:span text:style-name="T31"><text:line-break/></text:span><text:span text:style-name="T31"><text:line-break/></text:span><text:span text:style-name="T31"> <text:s/></text:span><text:span text:style-name="T33">queue&lt;</text:span><text:span text:style-name="T31">int</text:span><text:span text:style-name="T33">&gt; left</text:span><text:span text:style-name="T31">;</text:span><text:span text:style-name="T31"><text:line-break/></text:span><text:span text:style-name="T31"> <text:s/></text:span><text:span text:style-name="T33">stack&lt;</text:span><text:span text:style-name="T31">int</text:span><text:span text:style-name="T33">&gt; right</text:span><text:span text:style-name="T31">;</text:span><text:span text:style-name="T31"><text:line-break/></text:span><text:span text:style-name="T31"><text:line-break/></text:span><text:span text:style-name="T31"> <text:s/>for </text:span><text:span text:style-name="T33">(</text:span><text:span text:style-name="T31">int </text:span><text:span text:style-name="T33">i = </text:span><text:span text:style-name="T37">0</text:span><text:span text:style-name="T31">; </text:span><text:span text:style-name="T33">i &lt; s.size()</text:span><text:span text:style-name="T31">; </text:span><text:span text:style-name="T33">i++) {</text:span><text:span text:style-name="T33"><text:line-break/></text:span><text:span text:style-name="T33"> <text:s text:c="3"/></text:span><text:span text:style-name="T31">if </text:span><text:span text:style-name="T33">(s[i] == </text:span><text:span text:style-name="T30">'l'</text:span><text:span text:style-name="T33">)</text:span><text:span text:style-name="T33"><text:line-break/></text:span><text:span text:style-name="T33"> <text:s text:c="5"/>right.push(i + </text:span><text:span text:style-name="T37">1</text:span><text:span text:style-name="T33">)</text:span><text:span text:style-name="T31">;</text:span><text:span text:style-name="T31"><text:line-break/></text:span><text:span text:style-name="T31"> <text:s text:c="3"/>else</text:span><text:span text:style-name="T31"><text:line-break/></text:span><text:span text:style-name="T31"> <text:s text:c="5"/></text:span><text:span text:style-name="T33">left.push(i + </text:span><text:span text:style-name="T37">1</text:span><text:span text:style-name="T33">)</text:span><text:span text:style-name="T31">;</text:span><text:span text:style-name="T31"><text:line-break/></text:span><text:span text:style-name="T31"> <text:s/></text:span><text:span text:style-name="T33">}</text:span><text:span text:style-name="T33"><text:line-break/></text:span><text:span text:style-name="T33"><text:line-break/></text:span><text:span text:style-name="T33"> <text:s/></text:span><text:span text:style-name="T31">while </text:span><text:span text:style-name="T33">(left.size() &gt; </text:span><text:span text:style-name="T37">0</text:span><text:span text:style-name="T33">) {</text:span><text:span text:style-name="T33"><text:line-break/></text:span><text:span text:style-name="T33"> <text:s text:c="3"/>cout &lt;&lt; left.front() &lt;&lt; </text:span><text:span text:style-name="T30">'</text:span><text:span text:style-name="T31">\n</text:span><text:span text:style-name="T30">'</text:span><text:span text:style-name="T31">;</text:span><text:span text:style-name="T31"><text:line-break/></text:span><text:span text:style-name="T31"> <text:s text:c="3"/></text:span><text:span text:style-name="T33">left.pop()</text:span><text:span text:style-name="T31">;</text:span><text:span text:style-name="T31"><text:line-break/></text:span><text:span text:style-name="T31"> <text:s/></text:span><text:span text:style-name="T33">}</text:span><text:span text:style-name="T33"><text:line-break/></text:span><text:span text:style-name="T33"><text:line-break/></text:span><text:span text:style-name="T33"> <text:s/></text:span><text:span text:style-name="T31">while </text:span><text:span text:style-name="T33">(right.size() &gt; </text:span><text:span text:style-name="T37">0</text:span><text:span text:style-name="T33">) {</text:span><text:span text:style-name="T33"><text:line-break/></text:span><text:span text:style-name="T33"> <text:s text:c="3"/>cout &lt;&lt; right.top() &lt;&lt; </text:span><text:span text:style-name="T30">'</text:span><text:span text:style-name="T31">\n</text:span><text:span text:style-name="T30">'</text:span><text:span text:style-name="T31">;</text:span><text:span text:style-name="T31"><text:line-break/></text:span><text:span text:style-name="T31"> <text:s text:c="3"/></text:span><text:span text:style-name="T33">right.pop()</text:span><text:span text:style-name="T31">;</text:span><text:span text:style-name="T31"><text:line-break/></text:span><text:span text:style-name="T31"> <text:s/></text:span><text:span text:style-name="T33">}</text:span><text:span text:style-name="T33"><text:line-break/></text:span><text:span text:style-name="T33"><text:line-break/></text:span><text:span text:style-name="T33"> <text:s/></text:span><text:span text:style-name="T31">return </text:span><text:span text:style-name="T37">0</text:span><text:span text:style-name="T31">;</text:span><text:span text:style-name="T31"><text:line-break/></text:span><text:span text:style-name="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P16"/>
      <text:p text:style-name="P16"/>
      <text:p text:style-name="P16"/>
      <text:p text:style-name="P16"/>
      <text:p text:style-name="P16"/>
      <text:p text:style-name="P16"/>
      <text:p text:style-name="P16"/>
      <text:p text:style-name="P16"/>
      <text:p text:style-name="P16"/>
      <text:p text:style-name="P21"/>
      <text:p text:style-name="P21"/>
      <text:p text:style-name="P21"/>
      <text:p text:style-name="P21"/>
      <text:p text:style-name="P21"/>
      <text:p text:style-name="P21"/>
      <text:p text:style-name="P21"/>
      <text:p text:style-name="P21"/>
      <text:p text:style-name="P21"/>
      <text:p text:style-name="P21"/>
      <text:p text:style-name="P28"/>
      <text:p text:style-name="P28"/>
      <text:p text:style-name="P28"/>
      <text:p text:style-name="P28">Вердикт Тестирующей системы:</text:p>
      <text:p text:style-name="P2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column table:style-name="Таблица3.G"/>
        <table:table-column table:style-name="Таблица3.H"/>
        <table:table-row table:style-name="TableLine2592026452304">
          <table:table-cell table:style-name="Таблица3.A1" office:value-type="string">
            <text:p text:style-name="P44"><text:a xlink:type="simple" xlink:href="https://codeforces.com/problemset/submission/264/155843174" text:style-name="Internet_20_link" text:visited-style-name="Visited_20_Internet_20_Link"><text:span text:style-name="T16">155843174</text:span></text:a></text:p>
          </table:table-cell>
          <table:table-cell table:style-name="Таблица3.A1" office:value-type="string">
            <text:p text:style-name="P44">04.05.2022 15:19</text:p>
          </table:table-cell>
          <table:table-cell table:style-name="Таблица3.A1" office:value-type="string">
            <text:p text:style-name="P44"><text:a xlink:type="simple" xlink:href="https://codeforces.com/profile/IlyaChuvilko" text:style-name="Internet_20_link" text:visited-style-name="Visited_20_Internet_20_Link"><text:span text:style-name="T17">IlyaChuvilko</text:span></text:a></text:p>
          </table:table-cell>
          <table:table-cell table:style-name="Таблица3.A1" office:value-type="string">
            <text:p text:style-name="P44"><text:a xlink:type="simple" xlink:href="https://codeforces.com/problemset/problem/264/A" text:style-name="Internet_20_link" text:visited-style-name="Visited_20_Internet_20_Link"><text:span text:style-name="T16">264A - Спастись от камней</text:span></text:a></text:p>
          </table:table-cell>
          <table:table-cell table:style-name="Таблица3.A1" office:value-type="string">
            <text:p text:style-name="P44">GNU C++20 (64)</text:p>
          </table:table-cell>
          <table:table-cell table:style-name="Таблица3.A1" office:value-type="string">
            <text:p text:style-name="P46">Полное решение</text:p>
          </table:table-cell>
          <table:table-cell table:style-name="Таблица3.A1" office:value-type="string">
            <text:p text:style-name="P44">233 мс</text:p>
          </table:table-cell>
          <table:table-cell table:style-name="Таблица3.H1" office:value-type="string">
            <text:p text:style-name="P45">6400 КБ</text:p>
          </table:table-cell>
        </table:table-row>
      </table:table>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9"><text:soft-page-break/><text:span text:style-name="T10">4.</text:span> Колода карт (1492B)</text:p>
      <text:p text:style-name="P39"/>
      <text:p text:style-name="P40"><text:span text:style-name="T10">Комментарий к решению:</text:span> <text:span text:style-name="T26">Нужно отложить кучку карт от первого вхождения большего числа до второго вхождения наибольшего не включительно.</text:span></text:p>
      <text:p text:style-name="P40"/>
      <text:p text:style-name="P38"><text:span text:style-name="T9">Код:</text:span><text:span text:style-name="T8"> </text:span></text:p>
      <text:p text:style-name="P17"><draw:custom-shape text:anchor-type="paragraph" draw:z-index="3" draw:name="Врезка 4" draw:style-name="gr4" draw:text-style-name="P48" svg:width="16.925cm" svg:height="19.291cm" svg:x="0.002cm" svg:y="0.002cm"><text:p text:style-name="P47"><text:span text:style-name="T29">#include </text:span><text:span text:style-name="T30">&lt;iostream&gt;</text:span><text:span text:style-name="T30"><text:line-break/></text:span><text:span text:style-name="T29">#include </text:span><text:span text:style-name="T30">&lt;stack&gt;</text:span><text:span text:style-name="T30"><text:line-break/></text:span><text:span text:style-name="T29">#include </text:span><text:span text:style-name="T30">&lt;list&gt;</text:span><text:span text:style-name="T30"><text:line-break/></text:span><text:span text:style-name="T30"><text:line-break/></text:span><text:span text:style-name="T31">using namespace </text:span><text:span text:style-name="T33">std</text:span><text:span text:style-name="T31">;</text:span><text:span text:style-name="T31"><text:line-break/></text:span><text:span text:style-name="T31"><text:line-break/></text:span><text:span text:style-name="T31">void </text:span><text:span text:style-name="T33">transform(stack&lt;</text:span><text:span text:style-name="T31">int</text:span><text:span text:style-name="T33">&gt; &amp;res</text:span><text:span text:style-name="T31">, </text:span><text:span text:style-name="T33">stack&lt;</text:span><text:span text:style-name="T31">int</text:span><text:span text:style-name="T33">&gt; &amp;tmp) {</text:span><text:span text:style-name="T33"><text:line-break/></text:span><text:span text:style-name="T33"> <text:s/></text:span><text:span text:style-name="T31">while </text:span><text:span text:style-name="T33">(tmp.size() &gt; </text:span><text:span text:style-name="T37">0</text:span><text:span text:style-name="T33">) {</text:span><text:span text:style-name="T33"><text:line-break/></text:span><text:span text:style-name="T33"> <text:s text:c="3"/>res.push(tmp.top())</text:span><text:span text:style-name="T31">;</text:span><text:span text:style-name="T31"><text:line-break/></text:span><text:span text:style-name="T31"> <text:s text:c="3"/></text:span><text:span text:style-name="T33">tmp.pop()</text:span><text:span text:style-name="T31">;</text:span><text:span text:style-name="T31"><text:line-break/></text:span><text:span text:style-name="T31"> <text:s/></text:span><text:span text:style-name="T33">}</text:span><text:span text:style-name="T33"><text:line-break/></text:span><text:span text:style-name="T33">}</text:span><text:span text:style-name="T33"><text:line-break/></text:span><text:span text:style-name="T33"><text:line-break/></text:span><text:span text:style-name="T31">int </text:span><text:span text:style-name="T33">main() {</text:span><text:span text:style-name="T33"><text:line-break/></text:span><text:span text:style-name="T33"> <text:s/></text:span><text:span text:style-name="T31">int </text:span><text:span text:style-name="T33">t</text:span><text:span text:style-name="T31">;</text:span><text:span text:style-name="T31"><text:line-break/></text:span><text:span text:style-name="T31"> <text:s/></text:span><text:span text:style-name="T33">cin &gt;&gt; t</text:span><text:span text:style-name="T31">;</text:span><text:span text:style-name="T31"><text:line-break/></text:span><text:span text:style-name="T31"><text:line-break/></text:span><text:span text:style-name="T31"> <text:s/>for </text:span><text:span text:style-name="T33">(</text:span><text:span text:style-name="T31">int </text:span><text:span text:style-name="T33">k = </text:span><text:span text:style-name="T37">0</text:span><text:span text:style-name="T31">; </text:span><text:span text:style-name="T33">k &lt; t</text:span><text:span text:style-name="T31">; </text:span><text:span text:style-name="T33">k++) {</text:span><text:span text:style-name="T33"><text:line-break/></text:span><text:span text:style-name="T33"> <text:s text:c="3"/></text:span><text:span text:style-name="T31">int </text:span><text:span text:style-name="T33">deckSize</text:span><text:span text:style-name="T31">;</text:span><text:span text:style-name="T31"><text:line-break/></text:span><text:span text:style-name="T31"> <text:s text:c="3"/></text:span><text:span text:style-name="T33">cin &gt;&gt; deckSize</text:span><text:span text:style-name="T31">;</text:span><text:span text:style-name="T31"><text:line-break/></text:span><text:span text:style-name="T31"><text:line-break/></text:span><text:span text:style-name="T31"> <text:s text:c="3"/></text:span><text:span text:style-name="T33">stack&lt;</text:span><text:span text:style-name="T31">int</text:span><text:span text:style-name="T33">&gt; tmp</text:span><text:span text:style-name="T31">;</text:span><text:span text:style-name="T31"><text:line-break/></text:span><text:span text:style-name="T31"> <text:s text:c="3"/></text:span><text:span text:style-name="T33">stack&lt;</text:span><text:span text:style-name="T31">int</text:span><text:span text:style-name="T33">&gt; res</text:span><text:span text:style-name="T31">;</text:span><text:span text:style-name="T31"><text:line-break/></text:span><text:span text:style-name="T31"> <text:s text:c="3"/>int </text:span><text:span text:style-name="T33">maxCard = </text:span><text:span text:style-name="T37">0</text:span><text:span text:style-name="T31">;</text:span><text:span text:style-name="T31"><text:line-break/></text:span><text:span text:style-name="T31"> <text:s text:c="3"/>for </text:span><text:span text:style-name="T33">(</text:span><text:span text:style-name="T31">int </text:span><text:span text:style-name="T33">i = </text:span><text:span text:style-name="T37">0</text:span><text:span text:style-name="T31">; </text:span><text:span text:style-name="T33">i &lt; deckSize</text:span><text:span text:style-name="T31">; </text:span><text:span text:style-name="T33">i++) {</text:span><text:span text:style-name="T33"><text:line-break/></text:span><text:span text:style-name="T33"> <text:s text:c="5"/></text:span><text:span text:style-name="T31">int </text:span><text:span text:style-name="T33">iCard</text:span><text:span text:style-name="T31">;</text:span><text:span text:style-name="T31"><text:line-break/></text:span><text:span text:style-name="T31"> <text:s text:c="5"/></text:span><text:span text:style-name="T33">cin &gt;&gt; iCard</text:span><text:span text:style-name="T31">;</text:span><text:span text:style-name="T31"><text:line-break/></text:span><text:span text:style-name="T31"><text:line-break/></text:span><text:span text:style-name="T31"> <text:s text:c="5"/>if </text:span><text:span text:style-name="T33">(iCard &gt; maxCard) {</text:span><text:span text:style-name="T33"><text:line-break/></text:span><text:span text:style-name="T33"> <text:s text:c="7"/>transform(res</text:span><text:span text:style-name="T31">, </text:span><text:span text:style-name="T33">tmp)</text:span><text:span text:style-name="T31">;</text:span><text:span text:style-name="T31"><text:line-break/></text:span><text:span text:style-name="T31"> <text:s text:c="7"/></text:span><text:span text:style-name="T33">maxCard = iCard</text:span><text:span text:style-name="T31">;</text:span><text:span text:style-name="T31"><text:line-break/></text:span><text:span text:style-name="T31"> <text:s text:c="7"/></text:span><text:span text:style-name="T33">tmp.push(iCard)</text:span><text:span text:style-name="T31">;</text:span><text:span text:style-name="T31"><text:line-break/></text:span><text:span text:style-name="T31"> <text:s text:c="5"/></text:span><text:span text:style-name="T33">} </text:span><text:span text:style-name="T31">else </text:span><text:span text:style-name="T33">{</text:span><text:span text:style-name="T33"><text:line-break/></text:span><text:span text:style-name="T33"> <text:s text:c="7"/>tmp.push(iCard)</text:span><text:span text:style-name="T31">;</text:span><text:span text:style-name="T31"><text:line-break/></text:span><text:span text:style-name="T31"> <text:s text:c="5"/></text:span><text:span text:style-name="T33">}</text:span><text:span text:style-name="T33"><text:line-break/></text:span><text:span text:style-name="T33"> <text:s text:c="3"/>}</text:span><text:span text:style-name="T33"><text:line-break/></text:span><text:span text:style-name="T33"> <text:s text:c="3"/>transform(res</text:span><text:span text:style-name="T31">, </text:span><text:span text:style-name="T33">tmp)</text:span><text:span text:style-name="T31">;</text:span><text:span text:style-name="T31"><text:line-break/></text:span><text:span text:style-name="T31"><text:line-break/></text:span><text:span text:style-name="T31"> <text:s text:c="3"/>while </text:span><text:span text:style-name="T33">(res.size() &gt; </text:span><text:span text:style-name="T37">0</text:span><text:span text:style-name="T33">) {</text:span><text:span text:style-name="T33"><text:line-break/></text:span><text:span text:style-name="T33"> <text:s text:c="5"/>cout &lt;&lt; res.top() &lt;&lt; </text:span><text:span text:style-name="T30">' '</text:span><text:span text:style-name="T31">;</text:span><text:span text:style-name="T31"><text:line-break/></text:span><text:span text:style-name="T31"> <text:s text:c="5"/></text:span><text:span text:style-name="T33">res.pop()</text:span><text:span text:style-name="T31">;</text:span><text:span text:style-name="T31"><text:line-break/></text:span><text:span text:style-name="T31"> <text:s text:c="3"/></text:span><text:span text:style-name="T33">}</text:span><text:span text:style-name="T33"><text:line-break/></text:span><text:span text:style-name="T33"> <text:s text:c="3"/>cout &lt;&lt; </text:span><text:span text:style-name="T30">'</text:span><text:span text:style-name="T31">\n</text:span><text:span text:style-name="T30">'</text:span><text:span text:style-name="T31">;</text:span><text:span text:style-name="T31"><text:line-break/></text:span><text:span text:style-name="T31"> <text:s/></text:span><text:span text:style-name="T33">}</text:span><text:span text:style-name="T33"><text:line-break/></text:span><text:span text:style-name="T33"><text:line-break/></text:span><text:span text:style-name="T33"><text:line-break/></text:span><text:span text:style-name="T33"> <text:s/></text:span><text:span text:style-name="T31">return </text:span><text:span text:style-name="T37">0</text:span><text:span text:style-name="T31">;</text:span><text:span text:style-name="T31"><text:line-break/></text:span><text:span text:style-name="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Вердикт тестирующей системы:</text:p>
      <text:p text:style-name="P25"/>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row table:style-name="TableLine2592023447120">
          <table:table-cell table:style-name="Таблица4.A1" office:value-type="string">
            <text:p text:style-name="P44"><text:a xlink:type="simple" xlink:href="https://codeforces.com/problemset/submission/1492/155813288" text:style-name="Internet_20_link" text:visited-style-name="Visited_20_Internet_20_Link"><text:span text:style-name="T16">155813288</text:span></text:a></text:p>
          </table:table-cell>
          <table:table-cell table:style-name="Таблица4.A1" office:value-type="string">
            <text:p text:style-name="P44">04.05.2022 08:17</text:p>
          </table:table-cell>
          <table:table-cell table:style-name="Таблица4.A1" office:value-type="string">
            <text:p text:style-name="P44"><text:a xlink:type="simple" xlink:href="https://codeforces.com/profile/IlyaChuvilko" text:style-name="Internet_20_link" text:visited-style-name="Visited_20_Internet_20_Link"><text:span text:style-name="T17">IlyaChuvilko</text:span></text:a></text:p>
          </table:table-cell>
          <table:table-cell table:style-name="Таблица4.A1" office:value-type="string">
            <text:p text:style-name="P44"><text:a xlink:type="simple" xlink:href="https://codeforces.com/problemset/problem/1492/B" text:style-name="Internet_20_link" text:visited-style-name="Visited_20_Internet_20_Link"><text:span text:style-name="T16">1492B - Колода карт</text:span></text:a></text:p>
          </table:table-cell>
          <table:table-cell table:style-name="Таблица4.A1" office:value-type="string">
            <text:p text:style-name="P44">GNU C++20 (64)</text:p>
          </table:table-cell>
          <table:table-cell table:style-name="Таблица4.A1" office:value-type="string">
            <text:p text:style-name="P46">Полное решение</text:p>
          </table:table-cell>
          <table:table-cell table:style-name="Таблица4.A1" office:value-type="string">
            <text:p text:style-name="P44">124 мс</text:p>
          </table:table-cell>
          <table:table-cell table:style-name="Таблица4.H1" office:value-type="string">
            <text:p text:style-name="P45">400 КБ</text:p>
          </table:table-cell>
        </table:table-row>
      </table:table>
      <text:p text:style-name="P25"><text:s/></text:p>
      <text:p text:style-name="P29"><text:soft-page-break/>Дек </text:p>
      <text:p text:style-name="P29"><text:span text:style-name="T11"/></text:p>
      <text:p text:style-name="P29">1.<text:span text:style-name="T11"> Социальная сеть (1234B1)</text:span></text:p>
      <text:p text:style-name="P29"><text:span text:style-name="T11"/></text:p>
      <text:p text:style-name="P33">Комментарий к решению: <text:span text:style-name="T12">Если человек, который пишет уже есть на дисплее, то ничего не происходит. Если же человек, который написал, не показывается на дисплее или не писал ранее, то он занимает первую позицию, смещая остальных.</text:span></text:p>
      <text:p text:style-name="P33"><text:span text:style-name="T12"/></text:p>
      <text:p text:style-name="P38"><text:span text:style-name="T9">Код:</text:span><text:span text:style-name="T8"> </text:span></text:p>
      <text:p text:style-name="P17"><draw:custom-shape text:anchor-type="paragraph" draw:z-index="4" draw:name="Врезка 5" draw:style-name="gr3" draw:text-style-name="P48" svg:width="16.925cm" svg:height="16.045cm" svg:x="0.002cm" svg:y="0.002cm"><text:p text:style-name="P47"><text:span text:style-name="T29">#include </text:span><text:span text:style-name="T30">&lt;iostream&gt;</text:span><text:span text:style-name="T30"><text:line-break/></text:span><text:span text:style-name="T29">#include </text:span><text:span text:style-name="T30">&lt;deque&gt;</text:span><text:span text:style-name="T30"><text:line-break/></text:span><text:span text:style-name="T30"><text:line-break/></text:span><text:span text:style-name="T31">using namespace </text:span><text:span text:style-name="T32">std</text:span><text:span text:style-name="T31">;</text:span><text:span text:style-name="T31"><text:line-break/></text:span><text:span text:style-name="T31"><text:line-break/></text:span><text:span text:style-name="T31">bool </text:span><text:span text:style-name="T35">isUnique</text:span><text:span text:style-name="T33">(</text:span><text:span text:style-name="T32">deque</text:span><text:span text:style-name="T33">&lt;</text:span><text:span text:style-name="T31">int</text:span><text:span text:style-name="T33">&gt; &amp;d</text:span><text:span text:style-name="T31">, int </text:span><text:span text:style-name="T33">x) {</text:span><text:span text:style-name="T33"><text:line-break/></text:span><text:span text:style-name="T33"> <text:s/></text:span><text:span text:style-name="T31">for </text:span><text:span text:style-name="T33">(</text:span><text:span text:style-name="T31">auto </text:span><text:span text:style-name="T33">&amp;j: d)</text:span><text:span text:style-name="T33"><text:line-break/></text:span><text:span text:style-name="T33"> <text:s text:c="3"/></text:span><text:span text:style-name="T31">if </text:span><text:span text:style-name="T33">(j == x)</text:span><text:span text:style-name="T33"><text:line-break/></text:span><text:span text:style-name="T33"> <text:s text:c="5"/></text:span><text:span text:style-name="T31">return true;</text:span><text:span text:style-name="T31"><text:line-break/></text:span><text:span text:style-name="T31"> <text:s/>return false;</text:span><text:span text:style-name="T31"><text:line-break/></text:span><text:span text:style-name="T33">}</text:span><text:span text:style-name="T33"><text:line-break/></text:span><text:span text:style-name="T33"><text:line-break/></text:span><text:span text:style-name="T31">int </text:span><text:span text:style-name="T35">main</text:span><text:span text:style-name="T33">() {</text:span><text:span text:style-name="T33"><text:line-break/></text:span><text:span text:style-name="T33"> <text:s/></text:span><text:span text:style-name="T31">int </text:span><text:span text:style-name="T33">nMessage</text:span><text:span text:style-name="T31">, </text:span><text:span text:style-name="T33">displaySize</text:span><text:span text:style-name="T31">;</text:span><text:span text:style-name="T31"><text:line-break/></text:span><text:span text:style-name="T31"> <text:s/></text:span><text:span text:style-name="T33">cin </text:span><text:span text:style-name="T36">&gt;&gt; </text:span><text:span text:style-name="T33">nMessage </text:span><text:span text:style-name="T36">&gt;&gt; </text:span><text:span text:style-name="T33">displaySize</text:span><text:span text:style-name="T31">;</text:span><text:span text:style-name="T31"><text:line-break/></text:span><text:span text:style-name="T31"><text:line-break/></text:span><text:span text:style-name="T31"> <text:s/></text:span><text:span text:style-name="T32">deque</text:span><text:span text:style-name="T33">&lt;</text:span><text:span text:style-name="T31">int</text:span><text:span text:style-name="T33">&gt; idOnDisplay</text:span><text:span text:style-name="T31">;</text:span><text:span text:style-name="T31"><text:line-break/></text:span><text:span text:style-name="T31"> <text:s/>for </text:span><text:span text:style-name="T33">(</text:span><text:span text:style-name="T31">int </text:span><text:span text:style-name="T33">i = </text:span><text:span text:style-name="T37">0</text:span><text:span text:style-name="T31">; </text:span><text:span text:style-name="T33">i &lt; nMessage</text:span><text:span text:style-name="T31">; </text:span><text:span text:style-name="T33">i++) {</text:span><text:span text:style-name="T33"><text:line-break/></text:span><text:span text:style-name="T33"> <text:s text:c="3"/></text:span><text:span text:style-name="T31">int </text:span><text:span text:style-name="T33">id</text:span><text:span text:style-name="T31">;</text:span><text:span text:style-name="T31"><text:line-break/></text:span><text:span text:style-name="T31"> <text:s text:c="3"/></text:span><text:span text:style-name="T33">cin </text:span><text:span text:style-name="T36">&gt;&gt; </text:span><text:span text:style-name="T33">id</text:span><text:span text:style-name="T31">;</text:span><text:span text:style-name="T31"><text:line-break/></text:span><text:span text:style-name="T31"><text:line-break/></text:span><text:span text:style-name="T31"> <text:s text:c="3"/>bool </text:span><text:span text:style-name="T33">isIdOnDisplay = isUnique(idOnDisplay</text:span><text:span text:style-name="T31">, </text:span><text:span text:style-name="T33">id)</text:span><text:span text:style-name="T31">;</text:span><text:span text:style-name="T31"><text:line-break/></text:span><text:span text:style-name="T31"><text:line-break/></text:span><text:span text:style-name="T31"> <text:s text:c="3"/>if </text:span><text:span text:style-name="T33">(!isIdOnDisplay &amp;&amp; idOnDisplay.size() &lt; displaySize) {</text:span><text:span text:style-name="T33"><text:line-break/></text:span><text:span text:style-name="T33"> <text:s text:c="5"/>idOnDisplay.push_front(id)</text:span><text:span text:style-name="T31">;</text:span><text:span text:style-name="T31"><text:line-break/></text:span><text:span text:style-name="T31"> <text:s text:c="5"/>continue;</text:span><text:span text:style-name="T31"><text:line-break/></text:span><text:span text:style-name="T31"> <text:s text:c="3"/></text:span><text:span text:style-name="T33">}</text:span><text:span text:style-name="T33"><text:line-break/></text:span><text:span text:style-name="T33"><text:line-break/></text:span><text:span text:style-name="T33"> <text:s text:c="3"/></text:span><text:span text:style-name="T31">if </text:span><text:span text:style-name="T33">(!isIdOnDisplay) {</text:span><text:span text:style-name="T33"><text:line-break/></text:span><text:span text:style-name="T33"> <text:s text:c="5"/>idOnDisplay.pop_back()</text:span><text:span text:style-name="T31">;</text:span><text:span text:style-name="T31"><text:line-break/></text:span><text:span text:style-name="T31"> <text:s text:c="5"/></text:span><text:span text:style-name="T33">idOnDisplay.push_front(id)</text:span><text:span text:style-name="T31">;</text:span><text:span text:style-name="T31"><text:line-break/></text:span><text:span text:style-name="T31"> <text:s text:c="3"/></text:span><text:span text:style-name="T33">}</text:span><text:span text:style-name="T33"><text:line-break/></text:span><text:span text:style-name="T33"> <text:s/>}</text:span><text:span text:style-name="T33"><text:line-break/></text:span><text:span text:style-name="T33"><text:line-break/></text:span><text:span text:style-name="T33"> <text:s/>cout </text:span><text:span text:style-name="T36">&lt;&lt; </text:span><text:span text:style-name="T33">idOnDisplay.size() </text:span><text:span text:style-name="T36">&lt;&lt; </text:span><text:span text:style-name="T30">'</text:span><text:span text:style-name="T31">\n</text:span><text:span text:style-name="T30">'</text:span><text:span text:style-name="T31">;</text:span><text:span text:style-name="T31"><text:line-break/></text:span><text:span text:style-name="T31"> <text:s/>for </text:span><text:span text:style-name="T33">(</text:span><text:span text:style-name="T31">auto </text:span><text:span text:style-name="T33">&amp;i: idOnDisplay)</text:span><text:span text:style-name="T33"><text:line-break/></text:span><text:span text:style-name="T33"> <text:s text:c="3"/>cout </text:span><text:span text:style-name="T36">&lt;&lt; </text:span><text:span text:style-name="T33">i </text:span><text:span text:style-name="T36">&lt;&lt; </text:span><text:span text:style-name="T30">' '</text:span><text:span text:style-name="T31">;</text:span><text:span text:style-name="T31"><text:line-break/></text:span><text:span text:style-name="T31"><text:line-break/></text:span><text:span text:style-name="T31"> <text:s/>return </text:span><text:span text:style-name="T37">0</text:span><text:span text:style-name="T31">;</text:span><text:span text:style-name="T31"><text:line-break/></text:span><text:span text:style-name="T33">}</text:span><text:span text:style-name="T33"><text:line-break/></text:span><text:span text:style-name="T3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9">Вердикт тестирующей системы:</text:p>
      <text:p text:style-name="P29"/>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column table:style-name="Таблица5.H"/>
        <table:table-row table:style-name="TableLine2594079518480">
          <table:table-cell table:style-name="Таблица5.A1" office:value-type="string">
            <text:p text:style-name="P44"><text:a xlink:type="simple" xlink:href="https://codeforces.com/problemset/submission/1234/155822848" text:style-name="Internet_20_link" text:visited-style-name="Visited_20_Internet_20_Link"><text:span text:style-name="T16">155822848</text:span></text:a></text:p>
          </table:table-cell>
          <table:table-cell table:style-name="Таблица5.A1" office:value-type="string">
            <text:p text:style-name="P44">04.05.2022 10:44</text:p>
          </table:table-cell>
          <table:table-cell table:style-name="Таблица5.A1" office:value-type="string">
            <text:p text:style-name="P44"><text:a xlink:type="simple" xlink:href="https://codeforces.com/profile/IlyaChuvilko" text:style-name="Internet_20_link" text:visited-style-name="Visited_20_Internet_20_Link"><text:span text:style-name="T17">IlyaChuvilko</text:span></text:a></text:p>
          </table:table-cell>
          <table:table-cell table:style-name="Таблица5.A1" office:value-type="string">
            <text:p text:style-name="P44"><text:a xlink:type="simple" xlink:href="https://codeforces.com/problemset/problem/1234/B1" text:style-name="Internet_20_link" text:visited-style-name="Visited_20_Internet_20_Link"><text:span text:style-name="T16">1234B1 - Социальная сеть (простая версия)</text:span></text:a></text:p>
          </table:table-cell>
          <table:table-cell table:style-name="Таблица5.A1" office:value-type="string">
            <text:p text:style-name="P44">GNU C++20 (64)</text:p>
          </table:table-cell>
          <table:table-cell table:style-name="Таблица5.A1" office:value-type="string">
            <text:p text:style-name="P46">Полное решение</text:p>
          </table:table-cell>
          <table:table-cell table:style-name="Таблица5.A1" office:value-type="string">
            <text:p text:style-name="P44">15 мс</text:p>
          </table:table-cell>
          <table:table-cell table:style-name="Таблица5.H1" office:value-type="string">
            <text:p text:style-name="P45">0 КБ</text:p>
          </table:table-cell>
        </table:table-row>
      </table:table>
      <text:p text:style-name="P29"><text:s/></text:p>
      <text:p text:style-name="P29"/>
      <text:p text:style-name="P30"><text:soft-page-break/>2. <text:span text:style-name="T11">Настольный теннис (879B)</text:span></text:p>
      <text:p text:style-name="P30"><text:span text:style-name="T11"/></text:p>
      <text:p text:style-name="P30"><text:span text:style-name="T27">Комментарий к решению:</text:span><text:span text:style-name="T11"> </text:span><text:span text:style-name="T13">Если первое вхождение игрока с максимальной величиной мощи, не найдет большего числа за количество ходов, которое необходимо для победы, то он считается победителем. Если же нашелся самый быстрый, ловкий и умелый,и игра пошла по второму кругу, то сильнее него уже никого не будет и его можно со 100% уверенностью считать победителем</text:span></text:p>
      <text:p text:style-name="P30"><text:span text:style-name="T13"/></text:p>
      <text:p text:style-name="P30"><text:span text:style-name="T18">Код:</text:span><text:span text:style-name="T28"> </text:span></text:p>
      <text:p text:style-name="P30"><draw:custom-shape text:anchor-type="paragraph" draw:z-index="5" draw:name="Врезка 6" draw:style-name="gr2" draw:text-style-name="P48" svg:width="16.925cm" svg:height="13.221cm" svg:x="0.002cm" svg:y="0.002cm"><text:p text:style-name="P47"><text:span text:style-name="T29">#include </text:span><text:span text:style-name="T30">&lt;iostream&gt;</text:span><text:span text:style-name="T30"><text:line-break/></text:span><text:span text:style-name="T30"><text:line-break/></text:span><text:span text:style-name="T31">using namespace </text:span><text:span text:style-name="T32">std</text:span><text:span text:style-name="T31">;</text:span><text:span text:style-name="T31"><text:line-break/></text:span><text:span text:style-name="T31"><text:line-break/></text:span><text:span text:style-name="T31">int </text:span><text:span text:style-name="T35">main</text:span><text:span text:style-name="T33">() {</text:span><text:span text:style-name="T33"><text:line-break/></text:span><text:span text:style-name="T33"> <text:s/></text:span><text:span text:style-name="T31">int </text:span><text:span text:style-name="T33">countPlayers</text:span><text:span text:style-name="T31">;</text:span><text:span text:style-name="T31"><text:line-break/></text:span><text:span text:style-name="T31"> <text:s/>long long </text:span><text:span text:style-name="T33">scoreForWin</text:span><text:span text:style-name="T31">;</text:span><text:span text:style-name="T31"><text:line-break/></text:span><text:span text:style-name="T31"> <text:s/></text:span><text:span text:style-name="T33">cin </text:span><text:span text:style-name="T36">&gt;&gt; </text:span><text:span text:style-name="T33">countPlayers </text:span><text:span text:style-name="T36">&gt;&gt; </text:span><text:span text:style-name="T33">scoreForWin</text:span><text:span text:style-name="T31">;</text:span><text:span text:style-name="T31"><text:line-break/></text:span><text:span text:style-name="T31"><text:line-break/></text:span><text:span text:style-name="T31"> <text:s/>int </text:span><text:span text:style-name="T33">coolestPlayer</text:span><text:span text:style-name="T31">;</text:span><text:span text:style-name="T31"><text:line-break/></text:span><text:span text:style-name="T31"> <text:s/></text:span><text:span text:style-name="T33">cin </text:span><text:span text:style-name="T36">&gt;&gt; </text:span><text:span text:style-name="T33">coolestPlayer</text:span><text:span text:style-name="T31">;</text:span><text:span text:style-name="T31"><text:line-break/></text:span><text:span text:style-name="T31"> <text:s/>int </text:span><text:span text:style-name="T33">scoreCounter = </text:span><text:span text:style-name="T37">0</text:span><text:span text:style-name="T31">;</text:span><text:span text:style-name="T31"><text:line-break/></text:span><text:span text:style-name="T31"> <text:s/>for </text:span><text:span text:style-name="T33">(</text:span><text:span text:style-name="T31">int </text:span><text:span text:style-name="T33">i = </text:span><text:span text:style-name="T37">1</text:span><text:span text:style-name="T31">; </text:span><text:span text:style-name="T33">i &lt; countPlayers</text:span><text:span text:style-name="T31">; </text:span><text:span text:style-name="T33">i++) {</text:span><text:span text:style-name="T33"><text:line-break/></text:span><text:span text:style-name="T33"> <text:s text:c="3"/></text:span><text:span text:style-name="T31">int </text:span><text:span text:style-name="T33">nextPlayer</text:span><text:span text:style-name="T31">;</text:span><text:span text:style-name="T31"><text:line-break/></text:span><text:span text:style-name="T31"> <text:s text:c="3"/></text:span><text:span text:style-name="T33">cin </text:span><text:span text:style-name="T36">&gt;&gt; </text:span><text:span text:style-name="T33">nextPlayer</text:span><text:span text:style-name="T31">;</text:span><text:span text:style-name="T31"><text:line-break/></text:span><text:span text:style-name="T31"> <text:s text:c="3"/></text:span><text:span text:style-name="T31"><text:line-break/></text:span><text:span text:style-name="T31"> <text:s text:c="3"/>if </text:span><text:span text:style-name="T33">(coolestPlayer &lt; nextPlayer) {</text:span><text:span text:style-name="T33"><text:line-break/></text:span><text:span text:style-name="T33"> <text:s text:c="5"/>coolestPlayer = nextPlayer</text:span><text:span text:style-name="T31">;</text:span><text:span text:style-name="T31"><text:line-break/></text:span><text:span text:style-name="T31"> <text:s text:c="5"/></text:span><text:span text:style-name="T33">scoreCounter = </text:span><text:span text:style-name="T37">1</text:span><text:span text:style-name="T31">;</text:span><text:span text:style-name="T31"><text:line-break/></text:span><text:span text:style-name="T31"> <text:s text:c="3"/></text:span><text:span text:style-name="T33">} </text:span><text:span text:style-name="T31">else </text:span><text:span text:style-name="T33">{</text:span><text:span text:style-name="T33"><text:line-break/></text:span><text:span text:style-name="T33"> <text:s text:c="5"/>scoreCounter++</text:span><text:span text:style-name="T31">;</text:span><text:span text:style-name="T31"><text:line-break/></text:span><text:span text:style-name="T31"> <text:s text:c="3"/></text:span><text:span text:style-name="T33">}</text:span><text:span text:style-name="T33"><text:line-break/></text:span><text:span text:style-name="T33"><text:line-break/></text:span><text:span text:style-name="T33"> <text:s text:c="3"/></text:span><text:span text:style-name="T31">if </text:span><text:span text:style-name="T33">(scoreCounter == scoreForWin) {</text:span><text:span text:style-name="T33"><text:line-break/></text:span><text:span text:style-name="T33"> <text:s text:c="5"/>cout </text:span><text:span text:style-name="T36">&lt;&lt; </text:span><text:span text:style-name="T33">coolestPlayer</text:span><text:span text:style-name="T31">;</text:span><text:span text:style-name="T31"><text:line-break/></text:span><text:span text:style-name="T31"> <text:s text:c="5"/>return </text:span><text:span text:style-name="T37">0</text:span><text:span text:style-name="T31">;</text:span><text:span text:style-name="T31"><text:line-break/></text:span><text:span text:style-name="T31"> <text:s text:c="3"/></text:span><text:span text:style-name="T33">}</text:span><text:span text:style-name="T33"><text:line-break/></text:span><text:span text:style-name="T33"> <text:s/>}</text:span><text:span text:style-name="T33"><text:line-break/></text:span><text:span text:style-name="T33"><text:line-break/></text:span><text:span text:style-name="T33"> <text:s/>cout </text:span><text:span text:style-name="T36">&lt;&lt; </text:span><text:span text:style-name="T33">coolestPlayer</text:span><text:span text:style-name="T31">;</text:span><text:span text:style-name="T31"><text:line-break/></text:span><text:span text:style-name="T31"><text:line-break/></text:span><text:span text:style-name="T31"> <text:s/>return </text:span><text:span text:style-name="T37">0</text:span><text:span text:style-name="T31">;</text:span><text:span text:style-name="T31"><text:line-break/></text:span><text:span text:style-name="T33">}</text:span><text:span text:style-name="T33"><text:line-break/></text:span><text:span text:style-name="T33"/></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8"><text:s/></text:span></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0"><text:span text:style-name="T28"/></text:p>
      <text:p text:style-name="P31">Вердикт тестирующей системы:<text:span text:style-name="T11"> </text:span></text:p>
      <text:p text:style-name="P31"><text:span text:style-name="T11"/></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row table:style-name="TableLine2593945730288">
          <table:table-cell table:style-name="Таблица6.A1" office:value-type="string">
            <text:p text:style-name="P44"><text:a xlink:type="simple" xlink:href="https://codeforces.com/problemset/submission/879/155824570" text:style-name="Internet_20_link" text:visited-style-name="Visited_20_Internet_20_Link"><text:span text:style-name="T16">155824570</text:span></text:a></text:p>
          </table:table-cell>
          <table:table-cell table:style-name="Таблица6.A1" office:value-type="string">
            <text:p text:style-name="P44">04.05.2022 11:06</text:p>
          </table:table-cell>
          <table:table-cell table:style-name="Таблица6.A1" office:value-type="string">
            <text:p text:style-name="P44"><text:a xlink:type="simple" xlink:href="https://codeforces.com/profile/IlyaChuvilko" text:style-name="Internet_20_link" text:visited-style-name="Visited_20_Internet_20_Link"><text:span text:style-name="T17">IlyaChuvilko</text:span></text:a></text:p>
          </table:table-cell>
          <table:table-cell table:style-name="Таблица6.A1" office:value-type="string">
            <text:p text:style-name="P44"><text:a xlink:type="simple" xlink:href="https://codeforces.com/problemset/problem/879/B" text:style-name="Internet_20_link" text:visited-style-name="Visited_20_Internet_20_Link"><text:span text:style-name="T16">879B - Настольный теннис</text:span></text:a></text:p>
          </table:table-cell>
          <table:table-cell table:style-name="Таблица6.A1" office:value-type="string">
            <text:p text:style-name="P44">GNU C++20 (64)</text:p>
          </table:table-cell>
          <table:table-cell table:style-name="Таблица6.A1" office:value-type="string">
            <text:p text:style-name="P46">Полное решение</text:p>
          </table:table-cell>
          <table:table-cell table:style-name="Таблица6.A1" office:value-type="string">
            <text:p text:style-name="P44">15 мс</text:p>
          </table:table-cell>
          <table:table-cell table:style-name="Таблица6.H1" office:value-type="string">
            <text:p text:style-name="P45">0 КБ</text:p>
          </table:table-cell>
        </table:table-row>
      </table:table>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oft-page-break/>Приоритетная очередь </text:p>
      <text:p text:style-name="P31"><text:span text:style-name="T11"/></text:p>
      <text:p text:style-name="P31">1.<text:span text:style-name="T11"> Снековик (767A)</text:span></text:p>
      <text:p text:style-name="P31"><text:span text:style-name="T11"/></text:p>
      <text:p text:style-name="P31">Комментарий к решению:<text:span text:style-name="T11"> </text:span><text:span text:style-name="T14">Если в </text:span><text:span text:style-name="T24">i-</text:span><text:span text:style-name="T14">ый день равен размеру снека, то в </text:span><text:span text:style-name="T15">этот день можно сделать основание из элементов, которые меньше </text:span><text:span text:style-name="T25">i</text:span></text:p>
      <text:p text:style-name="P31"><text:span text:style-name="T11"/></text:p>
      <text:p text:style-name="P32">Код:</text:p>
      <text:p text:style-name="P31"><draw:custom-shape text:anchor-type="paragraph" draw:z-index="6" draw:name="Врезка 7" draw:style-name="gr1" draw:text-style-name="P48" svg:width="16.925cm" svg:height="17.491cm" svg:x="0.002cm" svg:y="0.002cm"><text:p text:style-name="P47"><text:span text:style-name="T29">#include </text:span><text:span text:style-name="T30">&lt;iostream&gt;</text:span><text:span text:style-name="T30"><text:line-break/></text:span><text:span text:style-name="T29">#include </text:span><text:span text:style-name="T30">&lt;queue&gt;</text:span><text:span text:style-name="T30"><text:line-break/></text:span><text:span text:style-name="T29">#include </text:span><text:span text:style-name="T30">&lt;vector&gt;</text:span><text:span text:style-name="T30"><text:line-break/></text:span><text:span text:style-name="T29">#include </text:span><text:span text:style-name="T30">&lt;algorithm&gt;</text:span><text:span text:style-name="T30"><text:line-break/></text:span><text:span text:style-name="T30"><text:line-break/></text:span><text:span text:style-name="T31">using namespace </text:span><text:span text:style-name="T32">std</text:span><text:span text:style-name="T31">;</text:span><text:span text:style-name="T31"><text:line-break/></text:span><text:span text:style-name="T31"><text:line-break/></text:span><text:span text:style-name="T31">struct </text:span><text:span text:style-name="T32">Snack </text:span><text:span text:style-name="T33">{</text:span><text:span text:style-name="T33"><text:line-break/></text:span><text:span text:style-name="T33"> <text:s/></text:span><text:span text:style-name="T31">int </text:span><text:span text:style-name="T34">size</text:span><text:span text:style-name="T31">;</text:span><text:span text:style-name="T31"><text:line-break/></text:span><text:span text:style-name="T31"> <text:s/>int </text:span><text:span text:style-name="T34">day</text:span><text:span text:style-name="T31">;</text:span><text:span text:style-name="T31"><text:line-break/></text:span><text:span text:style-name="T33">}</text:span><text:span text:style-name="T31">;</text:span><text:span text:style-name="T31"><text:line-break/></text:span><text:span text:style-name="T31"><text:line-break/></text:span><text:span text:style-name="T31">int </text:span><text:span text:style-name="T35">main</text:span><text:span text:style-name="T33">() {</text:span><text:span text:style-name="T33"><text:line-break/></text:span><text:span text:style-name="T33"> <text:s/></text:span><text:span text:style-name="T31">int </text:span><text:span text:style-name="T33">countOfDays</text:span><text:span text:style-name="T31">;</text:span><text:span text:style-name="T31"><text:line-break/></text:span><text:span text:style-name="T31"> <text:s/></text:span><text:span text:style-name="T33">cin </text:span><text:span text:style-name="T36">&gt;&gt; </text:span><text:span text:style-name="T33">countOfDays</text:span><text:span text:style-name="T31">;</text:span><text:span text:style-name="T31"><text:line-break/></text:span><text:span text:style-name="T31"><text:line-break/></text:span><text:span text:style-name="T31"> <text:s/>auto </text:span><text:span text:style-name="T33">compFunc = [](</text:span><text:span text:style-name="T32">Snack </text:span><text:span text:style-name="T33">&amp;s1</text:span><text:span text:style-name="T31">, </text:span><text:span text:style-name="T32">Snack </text:span><text:span text:style-name="T33">&amp;s2) {</text:span><text:span text:style-name="T33"><text:line-break/></text:span><text:span text:style-name="T33"> <text:s text:c="3"/></text:span><text:span text:style-name="T31">return </text:span><text:span text:style-name="T33">s1.</text:span><text:span text:style-name="T34">size </text:span><text:span text:style-name="T33">&lt; s2.</text:span><text:span text:style-name="T34">size</text:span><text:span text:style-name="T31">;</text:span><text:span text:style-name="T31"><text:line-break/></text:span><text:span text:style-name="T31"> <text:s/></text:span><text:span text:style-name="T33">}</text:span><text:span text:style-name="T31">;</text:span><text:span text:style-name="T31"><text:line-break/></text:span><text:span text:style-name="T31"><text:line-break/></text:span><text:span text:style-name="T31"> <text:s/></text:span><text:span text:style-name="T32">priority_queue</text:span><text:span text:style-name="T33">&lt;</text:span><text:span text:style-name="T32">Snack</text:span><text:span text:style-name="T31">, </text:span><text:span text:style-name="T32">vector</text:span><text:span text:style-name="T33">&lt;</text:span><text:span text:style-name="T32">Snack</text:span><text:span text:style-name="T33">&gt;</text:span><text:span text:style-name="T31">, decltype</text:span><text:span text:style-name="T33">(compFunc)&gt; snacks(compFunc)</text:span><text:span text:style-name="T31">;</text:span><text:span text:style-name="T31"><text:line-break/></text:span><text:span text:style-name="T31"> <text:s/>for </text:span><text:span text:style-name="T33">(</text:span><text:span text:style-name="T31">int </text:span><text:span text:style-name="T33">i = </text:span><text:span text:style-name="T37">0</text:span><text:span text:style-name="T31">; </text:span><text:span text:style-name="T33">i &lt; countOfDays</text:span><text:span text:style-name="T31">; </text:span><text:span text:style-name="T33">++i) {</text:span><text:span text:style-name="T33"><text:line-break/></text:span><text:span text:style-name="T33"> <text:s text:c="3"/></text:span><text:span text:style-name="T32">Snack </text:span><text:span text:style-name="T33">iSnack = {</text:span><text:span text:style-name="T37">0</text:span><text:span text:style-name="T31">, </text:span><text:span text:style-name="T33">i}</text:span><text:span text:style-name="T31">;</text:span><text:span text:style-name="T31"><text:line-break/></text:span><text:span text:style-name="T31"> <text:s text:c="3"/></text:span><text:span text:style-name="T33">cin </text:span><text:span text:style-name="T36">&gt;&gt; </text:span><text:span text:style-name="T33">iSnack.</text:span><text:span text:style-name="T34">size</text:span><text:span text:style-name="T31">;</text:span><text:span text:style-name="T31"><text:line-break/></text:span><text:span text:style-name="T31"><text:line-break/></text:span><text:span text:style-name="T31"> <text:s text:c="3"/></text:span><text:span text:style-name="T33">snacks.push(iSnack)</text:span><text:span text:style-name="T31">;</text:span><text:span text:style-name="T31"><text:line-break/></text:span><text:span text:style-name="T31"> <text:s/></text:span><text:span text:style-name="T33">}</text:span><text:span text:style-name="T33"><text:line-break/></text:span><text:span text:style-name="T33"><text:line-break/></text:span><text:span text:style-name="T33"> <text:s/></text:span><text:span text:style-name="T31">for </text:span><text:span text:style-name="T33">(</text:span><text:span text:style-name="T31">int </text:span><text:span text:style-name="T33">i = </text:span><text:span text:style-name="T37">0</text:span><text:span text:style-name="T31">; </text:span><text:span text:style-name="T33">i &lt; countOfDays</text:span><text:span text:style-name="T31">; </text:span><text:span text:style-name="T33">++i) {</text:span><text:span text:style-name="T33"><text:line-break/></text:span><text:span text:style-name="T33"> <text:s text:c="3"/></text:span><text:span text:style-name="T31">if </text:span><text:span text:style-name="T33">(snacks.top().</text:span><text:span text:style-name="T34">day </text:span><text:span text:style-name="T33">== i) {</text:span><text:span text:style-name="T33"><text:line-break/></text:span><text:span text:style-name="T33"> <text:s text:c="5"/>cout </text:span><text:span text:style-name="T36">&lt;&lt; </text:span><text:span text:style-name="T33">snacks.top().</text:span><text:span text:style-name="T34">size </text:span><text:span text:style-name="T36">&lt;&lt; </text:span><text:span text:style-name="T30">' '</text:span><text:span text:style-name="T31">;</text:span><text:span text:style-name="T31"><text:line-break/></text:span><text:span text:style-name="T31"> <text:s text:c="5"/></text:span><text:span text:style-name="T33">snacks.pop()</text:span><text:span text:style-name="T31">;</text:span><text:span text:style-name="T31"><text:line-break/></text:span><text:span text:style-name="T31"><text:line-break/></text:span><text:span text:style-name="T31"> <text:s text:c="5"/>while </text:span><text:span text:style-name="T33">(!snacks.empty() &amp;&amp; snacks.top().</text:span><text:span text:style-name="T34">day </text:span><text:span text:style-name="T33">&lt; i) {</text:span><text:span text:style-name="T33"><text:line-break/></text:span><text:span text:style-name="T33"> <text:s text:c="7"/>cout </text:span><text:span text:style-name="T36">&lt;&lt; </text:span><text:span text:style-name="T33">snacks.top().</text:span><text:span text:style-name="T34">size </text:span><text:span text:style-name="T36">&lt;&lt; </text:span><text:span text:style-name="T30">' '</text:span><text:span text:style-name="T31">;</text:span><text:span text:style-name="T31"><text:line-break/></text:span><text:span text:style-name="T31"> <text:s text:c="7"/></text:span><text:span text:style-name="T33">snacks.pop()</text:span><text:span text:style-name="T31">;</text:span><text:span text:style-name="T31"><text:line-break/></text:span><text:span text:style-name="T31"> <text:s text:c="5"/></text:span><text:span text:style-name="T33">}</text:span><text:span text:style-name="T33"><text:line-break/></text:span><text:span text:style-name="T33"> <text:s text:c="3"/>}</text:span><text:span text:style-name="T33"><text:line-break/></text:span><text:span text:style-name="T33"> <text:s text:c="3"/>cout </text:span><text:span text:style-name="T36">&lt;&lt; </text:span><text:span text:style-name="T30">'</text:span><text:span text:style-name="T31">\n</text:span><text:span text:style-name="T30">'</text:span><text:span text:style-name="T31">;</text:span><text:span text:style-name="T31"><text:line-break/></text:span><text:span text:style-name="T31"> <text:s/></text:span><text:span text:style-name="T33">}</text:span><text:span text:style-name="T33"><text:line-break/></text:span><text:span text:style-name="T33"><text:line-break/></text:span><text:span text:style-name="T33"> <text:s/></text:span><text:span text:style-name="T31">return </text:span><text:span text:style-name="T37">0</text:span><text:span text:style-name="T31">;</text:span><text:span text:style-name="T31"><text:line-break/></text:span><text:span text:style-name="T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text:s/></text:span></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s/></text:span></text:p>
      <text:p text:style-name="P32"><text:span text:style-name="T11">Вердикт тестирующей системы:</text:span></text:p>
      <text:p text:style-name="P32"><text:span text:style-name="T11"/></text:p>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column table:style-name="Таблица7.H"/>
        <table:table-row table:style-name="TableLine2594107833424">
          <table:table-cell table:style-name="Таблица7.A1" office:value-type="string">
            <text:p text:style-name="P44"><text:a xlink:type="simple" xlink:href="https://codeforces.com/problemset/submission/767/155839078" text:style-name="Internet_20_link" text:visited-style-name="Visited_20_Internet_20_Link"><text:span text:style-name="T16">155839078</text:span></text:a></text:p>
          </table:table-cell>
          <table:table-cell table:style-name="Таблица7.A1" office:value-type="string">
            <text:p text:style-name="P44">04.05.2022 14:31</text:p>
          </table:table-cell>
          <table:table-cell table:style-name="Таблица7.A1" office:value-type="string">
            <text:p text:style-name="P44"><text:a xlink:type="simple" xlink:href="https://codeforces.com/profile/IlyaChuvilko" text:style-name="Internet_20_link" text:visited-style-name="Visited_20_Internet_20_Link"><text:span text:style-name="T17">IlyaChuvilko</text:span></text:a></text:p>
          </table:table-cell>
          <table:table-cell table:style-name="Таблица7.A1" office:value-type="string">
            <text:p text:style-name="P44"><text:a xlink:type="simple" xlink:href="https://codeforces.com/problemset/problem/767/A" text:style-name="Internet_20_link" text:visited-style-name="Visited_20_Internet_20_Link"><text:span text:style-name="T16">767A - Снековик</text:span></text:a></text:p>
          </table:table-cell>
          <table:table-cell table:style-name="Таблица7.A1" office:value-type="string">
            <text:p text:style-name="P44">GNU C++20 (64)</text:p>
          </table:table-cell>
          <table:table-cell table:style-name="Таблица7.A1" office:value-type="string">
            <text:p text:style-name="P46">Полное решение</text:p>
          </table:table-cell>
          <table:table-cell table:style-name="Таблица7.A1" office:value-type="string">
            <text:p text:style-name="P44">140 мс</text:p>
          </table:table-cell>
          <table:table-cell table:style-name="Таблица7.H1" office:value-type="string">
            <text:p text:style-name="P45">2000 КБ</text:p>
          </table:table-cell>
        </table:table-row>
      </table:table>
      <text:p text:style-name="P32"><text:span text:style-name="T11"><text:s/></text:span></text:p>
      <text:p text:style-name="P32"><text:span text:style-name="T11"/></text:p>
      <text:p text:style-name="P32"><text:soft-page-break/>2. <text:span text:style-name="T11">Фото на память (522B)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 svg:font-family="" style:font-family-generic="roman"/>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modern" style:font-pitch="variable"/>
    <style:font-face style:name="Lucida Sans" svg:font-family="'Lucida Sans'" style:font-family-generic="moder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modern" style:font-pitch="variable"/>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helvetica neue" svg:font-family="'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4T15:58:36.455000000</dc:date>
    <meta:editing-duration>PT47M33S</meta:editing-duration>
    <meta:editing-cycles>8</meta:editing-cycles>
    <meta:generator>LibreOffice/7.2.0.4$Windows_X86_64 LibreOffice_project/9a9c6381e3f7a62afc1329bd359cc48accb6435b</meta:generator>
    <meta:document-statistic meta:table-count="7" meta:image-count="0" meta:object-count="0" meta:page-count="9" meta:paragraph-count="124" meta:word-count="470" meta:character-count="3164" meta:non-whitespace-character-count="2770"/>
  </office:meta>
</office:document-meta>
</file>